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9.151cm" table:align="margins" fo:background-color="transparent">
        <style:background-image/>
      </style:table-properties>
    </style:style>
    <style:style style:name="Table5.A" style:family="table-column">
      <style:table-column-properties style:column-width="0.967cm" style:rel-column-width="6926*"/>
    </style:style>
    <style:style style:name="Table5.B" style:family="table-column">
      <style:table-column-properties style:column-width="2.076cm" style:rel-column-width="14867*"/>
    </style:style>
    <style:style style:name="Table5.C" style:family="table-column">
      <style:table-column-properties style:column-width="2.013cm" style:rel-column-width="14417*"/>
    </style:style>
    <style:style style:name="Table5.D" style:family="table-column">
      <style:table-column-properties style:column-width="2.055cm" style:rel-column-width="14713*"/>
    </style:style>
    <style:style style:name="Table5.E" style:family="table-column">
      <style:table-column-properties style:column-width="2.041cm" style:rel-column-width="14612*"/>
    </style:style>
    <style:style style:name="Table5.1" style:family="table-row">
      <style:table-row-properties style:row-height="0.80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a9ce7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5.E1" style:family="table-cell">
      <style:table-cell-properties style:vertical-align="middle" fo:padding="0.097cm" fo:border="0.5pt solid #000000"/>
    </style:style>
    <style:style style:name="Table5.A2" style:family="table-cell">
      <style:table-cell-properties style:vertical-align="middle" fo:background-color="#a9ce7b" fo:padding="0.097cm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9.151cm" table:align="margins" fo:background-color="transparent">
        <style:background-image/>
      </style:table-properties>
    </style:style>
    <style:style style:name="Table9.A" style:family="table-column">
      <style:table-column-properties style:column-width="0.967cm" style:rel-column-width="6926*"/>
    </style:style>
    <style:style style:name="Table9.B" style:family="table-column">
      <style:table-column-properties style:column-width="2.055cm" style:rel-column-width="14713*"/>
    </style:style>
    <style:style style:name="Table9.C" style:family="table-column">
      <style:table-column-properties style:column-width="2.034cm" style:rel-column-width="14571*"/>
    </style:style>
    <style:style style:name="Table9.E" style:family="table-column">
      <style:table-column-properties style:column-width="2.041cm" style:rel-column-width="14612*"/>
    </style:style>
    <style:style style:name="Table9.1" style:family="table-row">
      <style:table-row-properties style:row-height="0.801cm" fo:background-color="transparent">
        <style:background-image/>
      </style:table-row-properties>
    </style:style>
    <style:style style:name="Table9.A1" style:family="table-cell">
      <style:table-cell-properties style:vertical-align="middle" fo:background-color="#a9ce7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9.E1" style:family="table-cell">
      <style:table-cell-properties style:vertical-align="middle" fo:padding="0.097cm" fo:border="0.5pt solid #000000"/>
    </style:style>
    <style:style style:name="Table9.A2" style:family="table-cell">
      <style:table-cell-properties style:vertical-align="middle" fo:background-color="#a9ce7b" fo:padding="0.097cm" fo:border-left="0.5pt solid #000000" fo:border-right="none" fo:border-top="none" fo:border-bottom="0.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9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9.151cm" table:align="margins" fo:background-color="transparent">
        <style:background-image/>
      </style:table-properties>
    </style:style>
    <style:style style:name="Table11.A" style:family="table-column">
      <style:table-column-properties style:column-width="0.967cm" style:rel-column-width="6922*"/>
    </style:style>
    <style:style style:name="Table11.B" style:family="table-column">
      <style:table-column-properties style:column-width="2.046cm" style:rel-column-width="14653*"/>
    </style:style>
    <style:style style:name="Table11.E" style:family="table-column">
      <style:table-column-properties style:column-width="2.046cm" style:rel-column-width="14654*"/>
    </style:style>
    <style:style style:name="Table11.1" style:family="table-row">
      <style:table-row-properties style:row-height="0.801cm" fo:background-color="transparent">
        <style:background-image/>
      </style:table-row-properties>
    </style:style>
    <style:style style:name="Table11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1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1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1.E1" style:family="table-cell">
      <style:table-cell-properties style:vertical-align="middle" fo:padding="0cm" fo:border="0.5pt solid #000000"/>
    </style:style>
    <style:style style:name="Table11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11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1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1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1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1.B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1.C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1.D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1.E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1" style:family="paragraph" style:parent-style-name="Footer">
      <style:text-properties officeooo:paragraph-rsid="008d016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0c384cf"/>
    </style:style>
    <style:style style:name="P14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P1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P2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P47" style:family="paragraph" style:parent-style-name="Footer">
      <style:paragraph-properties fo:text-align="start" style:justify-single-word="false"/>
      <style:text-properties officeooo:paragraph-rsid="0211dd7e"/>
    </style:style>
    <style:style style:name="P48" style:family="paragraph" style:parent-style-name="Footer">
      <style:paragraph-properties fo:text-align="start" style:justify-single-word="false"/>
      <style:text-properties officeooo:paragraph-rsid="00d4df5c"/>
    </style:style>
    <style:style style:name="P49" style:family="paragraph" style:parent-style-name="Footer">
      <style:text-properties officeooo:rsid="0242edd8" officeooo:paragraph-rsid="0242edd8"/>
    </style:style>
    <style:style style:name="P50" style:family="paragraph" style:parent-style-name="Footer">
      <style:text-properties officeooo:paragraph-rsid="010f7046"/>
    </style:style>
    <style:style style:name="P51" style:family="paragraph" style:parent-style-name="Footer">
      <style:text-properties officeooo:paragraph-rsid="01120261"/>
    </style:style>
    <style:style style:name="P52" style:family="paragraph" style:parent-style-name="Footer">
      <style:paragraph-properties fo:text-align="end" style:justify-single-word="false"/>
      <style:text-properties officeooo:paragraph-rsid="00d4df5c"/>
    </style:style>
    <style:style style:name="P53" style:family="paragraph" style:parent-style-name="Footer">
      <style:text-properties officeooo:paragraph-rsid="00d4df5c"/>
    </style:style>
    <style:style style:name="P54" style:family="paragraph" style:parent-style-name="Footer">
      <style:text-properties officeooo:paragraph-rsid="00863005"/>
    </style:style>
    <style:style style:name="P55" style:family="paragraph" style:parent-style-name="Footer">
      <style:text-properties officeooo:paragraph-rsid="030c4d7d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Header">
      <style:paragraph-properties fo:text-align="start" style:justify-single-word="false"/>
      <style:text-properties officeooo:paragraph-rsid="0211dd7e"/>
    </style:style>
    <style:style style:name="P67" style:family="paragraph" style:parent-style-name="Header">
      <style:paragraph-properties fo:text-align="start" style:justify-single-word="false"/>
      <style:text-properties officeooo:paragraph-rsid="0289fb01"/>
    </style:style>
    <style:style style:name="P68" style:family="paragraph" style:parent-style-name="Header">
      <style:paragraph-properties fo:text-align="start" style:justify-single-word="false"/>
      <style:text-properties officeooo:paragraph-rsid="02a56131"/>
    </style:style>
    <style:style style:name="P6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center" style:justify-single-word="false"/>
      <style:text-properties officeooo:paragraph-rsid="00ab054e"/>
    </style:style>
    <style:style style:name="P73" style:family="paragraph" style:parent-style-name="Header">
      <style:paragraph-properties fo:text-align="center" style:justify-single-word="false"/>
      <style:text-properties officeooo:paragraph-rsid="00c10aa6"/>
    </style:style>
    <style:style style:name="P7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0" style:family="paragraph" style:parent-style-name="_5f_Header_20_D_20_page_20_impaire_20__28_D_29_">
      <style:text-properties officeooo:paragraph-rsid="01a13e78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paragraph-properties fo:text-align="start" style:justify-single-word="false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Paragraphe_5f_Réponse_5f_Pointillés_5f_Grisés">
      <style:text-properties officeooo:paragraph-rsid="0208b9b8"/>
    </style:style>
    <style:style style:name="P102" style:family="paragraph" style:parent-style-name="_5f_Tableau_5f_Centré">
      <style:text-properties officeooo:paragraph-rsid="0208b9b8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paire_20__28_G_29_"/>
    <style:style style:name="P106" style:family="paragraph" style:parent-style-name="_5f_Footer_20_page_20_paire_20__28_G_29_">
      <style:text-properties fo:font-size="9pt" style:font-size-asian="9pt" style:font-size-complex="9pt"/>
    </style:style>
    <style:style style:name="P107" style:family="paragraph" style:parent-style-name="_5f_Paragraphe" style:list-style-name="_5f_Numérotation_20_des_20_exercices"/>
    <style:style style:name="P10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9" style:family="paragraph" style:parent-style-name="_5f_Premier_5f_Titre_5f_Exercices_5f_avec_5f_Num_5f_Exo_5f_sans_5f_Titre" style:list-style-name="_5f_Numérotation_20_des_20_exercices" style:master-page-name="_32__5f_4_5f_SERIE_5f_M_5f_GAUCHE_5f_ET_5f_DROITE_5f_2COL">
      <style:paragraph-properties style:page-number="205" fo:break-before="auto" fo:break-after="auto"/>
    </style:style>
    <style:style style:name="P110" style:family="paragraph" style:parent-style-name="_5f_Titre_5f_Exercices_5f_sans_5f_Titre" style:list-style-name="_5f_Numérotation_20_des_20_exercices"/>
    <style:style style:name="P111" style:family="paragraph">
      <style:paragraph-properties fo:text-align="center"/>
    </style:style>
    <style:style style:name="P11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d7e12c"/>
    </style:style>
    <style:style style:name="P11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19" style:family="paragraph">
      <loext:graphic-properties draw:fill="solid" draw:fill-color="#7fb241"/>
    </style:style>
    <style:style style:name="P120" style:family="paragraph">
      <loext:graphic-properties draw:fill="solid" draw:fill-color="#1ca2b8"/>
    </style:style>
    <style:style style:name="P12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62e4e"/>
    </style:style>
    <style:style style:name="P1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24" style:family="paragraph">
      <loext:graphic-properties draw:fill-color="#2a6099"/>
      <style:paragraph-properties fo:text-align="center"/>
    </style:style>
    <style:style style:name="P125" style:family="paragraph">
      <style:paragraph-properties fo:margin-left="0cm" fo:margin-right="0cm" fo:margin-top="0cm" fo:margin-bottom="0cm" fo:line-height="100%" fo:text-indent="0cm" style:writing-mode="lr-tb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d3802c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5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ecf191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1ca2b8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5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8pt" style:language-asian="fr" style:country-asian="FR" style:font-style-asian="normal" style:font-weight-asian="normal" style:font-name-complex="Tahoma" style:font-size-complex="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5" style:family="paragraph">
      <loext:graphic-properties draw:fill="solid" draw:fill-color="#7fb241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de9ad5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d016c"/>
    </style:style>
    <style:style style:name="T2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T3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T4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T5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T6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T7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T8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T9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T10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T11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T12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T13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T14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T15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T16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T17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T18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T19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T20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T21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T22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T23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T24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T25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T26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T27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T28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T29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T30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T31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T32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T33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T34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T35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T36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T37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T38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T39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T40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T41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T42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T43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T44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T45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T46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T47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T48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T49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T50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T51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T52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T53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T54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T55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T56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T57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T58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T59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T60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T61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T62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T63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T64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T65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T66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T67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T68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T69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T70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T71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T72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T73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5" style:family="text">
      <style:text-properties fo:font-variant="small-caps"/>
    </style:style>
    <style:style style:name="T76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7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7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7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80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1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82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8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85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86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8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8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89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90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1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93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94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95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96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97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9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99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100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10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102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03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04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05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06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07" style:family="text">
      <style:text-properties fo:font-variant="small-caps" fo:color="#9d0f89" loext:opacity="100%" style:font-name="Bitstream Vera Sans5" fo:font-size="16pt" fo:font-weight="bold" officeooo:rsid="01a13e78"/>
    </style:style>
    <style:style style:name="T108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09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10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1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12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13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14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1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1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17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18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9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20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21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22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23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24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25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26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12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2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2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3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3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3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3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137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138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139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140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141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142" style:family="text">
      <style:text-properties fo:font-variant="small-caps" officeooo:rsid="0054f64f"/>
    </style:style>
    <style:style style:name="T143" style:family="text">
      <style:text-properties fo:font-variant="small-caps" officeooo:rsid="0096b4e2"/>
    </style:style>
    <style:style style:name="T144" style:family="text">
      <style:text-properties fo:font-variant="small-caps" officeooo:rsid="00a847d5"/>
    </style:style>
    <style:style style:name="T145" style:family="text">
      <style:text-properties fo:font-variant="small-caps" officeooo:rsid="007d7a6f"/>
    </style:style>
    <style:style style:name="T146" style:family="text">
      <style:text-properties fo:font-variant="small-caps" officeooo:rsid="00990660"/>
    </style:style>
    <style:style style:name="T147" style:family="text">
      <style:text-properties fo:font-variant="small-caps" officeooo:rsid="00b5d2d1"/>
    </style:style>
    <style:style style:name="T148" style:family="text">
      <style:text-properties fo:font-variant="small-caps" officeooo:rsid="00b6801f"/>
    </style:style>
    <style:style style:name="T149" style:family="text">
      <style:text-properties officeooo:rsid="010c4d3a"/>
    </style:style>
    <style:style style:name="T150" style:family="text">
      <style:text-properties officeooo:rsid="00b6801f"/>
    </style:style>
    <style:style style:name="T151" style:family="text">
      <style:text-properties fo:font-size="16pt" style:font-size-asian="16pt" style:font-size-complex="16pt"/>
    </style:style>
    <style:style style:name="T152" style:family="text">
      <style:text-properties officeooo:rsid="01f8729d"/>
    </style:style>
    <style:style style:name="T153" style:family="text">
      <style:text-properties officeooo:rsid="01b6dc57"/>
    </style:style>
    <style:style style:name="T154" style:family="text">
      <style:text-properties officeooo:rsid="00b5d2d1"/>
    </style:style>
    <style:style style:name="T155" style:family="text">
      <style:text-properties officeooo:rsid="015f088a"/>
    </style:style>
    <style:style style:name="T156" style:family="text">
      <style:text-properties officeooo:rsid="0160d7ef"/>
    </style:style>
    <style:style style:name="T157" style:family="text">
      <style:text-properties officeooo:rsid="02735980"/>
    </style:style>
    <style:style style:name="T158" style:family="text">
      <style:text-properties officeooo:rsid="02757f12"/>
    </style:style>
    <style:style style:name="T159" style:family="text">
      <style:text-properties officeooo:rsid="0272f9e5"/>
    </style:style>
    <style:style style:name="T160" style:family="text">
      <style:text-properties officeooo:rsid="026ec296"/>
    </style:style>
    <style:style style:name="T161" style:family="text">
      <style:text-properties officeooo:rsid="0268e0aa"/>
    </style:style>
    <style:style style:name="T162" style:family="text">
      <style:text-properties officeooo:rsid="0072f07f"/>
    </style:style>
    <style:style style:name="T163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4" style:family="text">
      <style:text-properties officeooo:rsid="014407b5"/>
    </style:style>
    <style:style style:name="T165" style:family="text">
      <style:text-properties officeooo:rsid="01fe03f2"/>
    </style:style>
    <style:style style:name="T166" style:family="text">
      <style:text-properties officeooo:rsid="0334a5be"/>
    </style:style>
    <style:style style:name="T167" style:family="text">
      <style:text-properties officeooo:rsid="0315af39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/>
    <style:style style:name="T18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5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8pt" style:language-asian="fr" style:country-asian="FR" style:font-style-asian="normal" style:font-weight-asian="normal" style:font-name-complex="Tahoma" style:font-size-complex="8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186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draw:stroke-dash="Dash_20_1066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3802c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25" style:family="graphic">
      <style:graphic-properties draw:stroke="solid" draw:stroke-dash="Dash_20_5926" svg:stroke-width="0.019cm" svg:stroke-color="#00000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_20_5927" svg:stroke-width="0.019cm" svg:stroke-color="#00000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_20_5928" svg:stroke-width="0.019cm" svg:stroke-color="#00000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8" style:family="graphic">
      <style:graphic-properties style:run-through="foreground"/>
    </style:style>
    <style:style style:name="gr29" style:family="graphic">
      <style:graphic-properties draw:stroke="solid" draw:stroke-dash="Dash_20_59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_20_10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none" draw:stroke-dash="Dash_20_1067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draw:stroke-dash="Dash_20_1068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draw:stroke-dash="Dash_20_1069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9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draw:stroke-dash="Dash_20_1070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9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draw:stroke-dash="Dash_20_1071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70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37" style:family="graphic">
      <style:graphic-properties draw:stroke="solid" draw:stroke-dash="Dash_20_1089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_20_1090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_20_1091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_20_1092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1" style:family="graphic">
      <style:graphic-properties draw:stroke="none" draw:stroke-dash="Dash_20_1093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9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draw:stroke-dash="Dash_20_1094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3cm" fo:min-width="0.7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draw:stroke-dash="Dash_20_1095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3cm" fo:min-width="0.9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solid" draw:stroke-dash="Dash_20_10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_20_10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none" draw:stroke-dash="Dash_20_1098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8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draw:stroke-dash="Dash_20_1099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5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draw:stroke-dash="Dash_20_1100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draw:stroke-dash="Dash_20_1101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1ca2b8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51" style:family="graphic">
      <style:graphic-properties draw:stroke="none" draw:stroke-dash="Dash_20_1102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3cm" fo:min-width="0.70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2" style:family="graphic">
      <style:graphic-properties draw:stroke="none" draw:stroke-dash="Dash_20_1103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977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3" style:family="graphic">
      <style:graphic-properties draw:stroke="none" draw:stroke-dash="Dash_20_110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97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4" style:family="graphic">
      <style:graphic-properties draw:stroke="solid" draw:stroke-dash="Dash_20_1105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_20_1106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_20_1107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_20_1108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_20_1109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none" draw:stroke-dash="Dash_20_1110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draw:stroke-dash="Dash_20_1111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draw:stroke-dash="Dash_20_1112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0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fb241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63" style:family="graphic">
      <style:graphic-properties draw:stroke="solid" draw:stroke-dash="Dash_20_1072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_20_1073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_20_1074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_20_107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_20_107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none" draw:stroke-dash="Dash_20_1078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88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draw:stroke-dash="Dash_20_1079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88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none" draw:stroke-dash="Dash_20_1080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1" style:family="graphic">
      <style:graphic-properties draw:stroke="none" draw:stroke-dash="Dash_20_1081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18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solid" draw:stroke-dash="Dash_20_10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_20_10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_20_10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none" draw:stroke-dash="Dash_20_1086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8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solid" draw:stroke-dash="Dash_20_10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_20_10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_20_1074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none" draw:stroke-dash="Dash_20_1082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0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solid" draw:fill-color="#de9ad5" draw:opacity="10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100%" style:run-through="foreground"/>
    </style:style>
    <style:style style:name="gr8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1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9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3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09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dash" draw:stroke-dash="Ultrafine_20_Dashed" svg:stroke-width="0.019cm" svg:stroke-color="#00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7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draw:stroke="none" draw:stroke-dash="Dash_20_110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3cm" fo:min-width="0.70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8" style:family="graphic">
      <style:graphic-properties draw:stroke="none" draw:stroke-dash="Dash_20_110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977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9" style:family="graphic">
      <style:graphic-properties draw:stroke="none" draw:stroke-dash="Dash_20_110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70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_1" draw:style-name="gr18" draw:text-style-name="P123" svg:width="3.918cm" svg:height="1.031cm" draw:transform="rotate (0.0876155284501153) translate (0.137583333333333cm 0.342194444444444cm)">
        <draw:text-box>
          <text:p text:style-name="P111"><text:span text:style-name="T182">Fiche supplémentaire</text:span></text:p>
        </draw:text-box>
      </draw:frame>
      <draw:frame text:anchor-type="page" text:anchor-page-number="1" draw:z-index="3" draw:name="Shape2_0" draw:style-name="gr19" draw:text-style-name="P118" svg:width="3.857cm" svg:height="0.805cm" draw:transform="rotate (0.0872664625997165) translate (0.467430555555556cm 1.34055555555556cm)">
        <draw:text-box>
          <text:p text:style-name="P111"><text:span text:style-name="T181">Série 4</text:span></text:p>
        </draw:text-box>
      </draw:frame>
      <draw:line text:anchor-type="page" text:anchor-page-number="1" draw:z-index="2" draw:name="Shape3_0" draw:style-name="gr20" draw:text-style-name="P124" svg:x1="9.975cm" svg:y1="1.379cm" svg:x2="21.994cm" svg:y2="1.286cm">
        <text:p/>
      </draw:line>
      <draw:path text:anchor-type="page" text:anchor-page-number="1" draw:z-index="1" draw:name="Shape1_0" draw:style-name="gr21" draw:text-style-name="P119" svg:width="4.329cm" svg:height="2.24cm" svg:x="0cm" svg:y="0.001cm" svg:viewBox="0 0 4330 2241" svg:d="M0 2241l3984-288c209-15 363-168 345-342l-170-1611h-4159z">
        <text:p/>
      </draw:path>
      <text:list xml:id="list3322652128" text:style-name="_5f_Numérotation_20_des_20_exercices">
        <text:list-item text:start-value="1">
          <text:h text:style-name="P109" text:outline-level="1" text:restart-numbering="true" text:start-value="1"><text:span text:style-name="Character_5f_20_5f_style">Soit un carré de côté c de périmètre P et d'aire A . Complète le tableau.</text:span></text:h>
        </text:list-item>
      </text:list>
      <text:section text:style-name="Sect1" text:name="Section8"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office:value-type="string">
              <text:h text:style-name="_5f_Tableau_5f_Centré_5f_Gras" text:outline-level="1">c</text:h>
            </table:table-cell>
            <table:table-cell table:style-name="Table5.B1" office:value-type="string">
              <text:h text:style-name="_5f_Tableau_5f_Centré_5f_Gras" text:outline-level="1">4 dm</text:h>
            </table:table-cell>
            <table:table-cell table:style-name="Table5.C1" office:value-type="string">
              <text:h text:style-name="_5f_Tableau_5f_Centré_5f_Gras" text:outline-level="1">2,4 cm</text:h>
            </table:table-cell>
            <table:table-cell table:style-name="Table5.D1" office:value-type="string">
              <text:h text:style-name="_5f_Tableau_5f_Centré_5f_Gras" text:outline-level="1">36 mm</text:h>
            </table:table-cell>
            <table:table-cell table:style-name="Table5.E1" office:value-type="string">
              <text:h text:style-name="_5f_Tableau_5f_Centré_5f_Gras" text:outline-level="1">1,8 m</text:h>
            </table:table-cell>
          </table:table-row>
          <table:table-row table:style-name="Table5.1">
            <table:table-cell table:style-name="Table5.A2" office:value-type="string">
              <text:h text:style-name="_5f_Tableau_5f_Centré_5f_Gras" text:outline-level="1"><text:span text:style-name="Character_5f_20_5f_style">P</text:span></text:h>
            </table:table-cell>
            <table:table-cell table:style-name="Table5.B2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5.C2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5.D2" office:value-type="string">
              <text:h text:style-name="_5f_Tableau_5f_Centré" text:outline-level="1"><text:span text:style-name="_5f_pointillés_20_gris">…...</text:span></text:h>
            </table:table-cell>
            <table:table-cell table:style-name="Table5.E2" office:value-type="string">
              <text:h text:style-name="_5f_Tableau_5f_Centré" text:outline-level="1"><text:span text:style-name="_5f_pointillés_20_gris">…...</text:span></text:h>
            </table:table-cell>
          </table:table-row>
          <table:table-row table:style-name="Table5.1">
            <table:table-cell table:style-name="Table5.A2" office:value-type="string">
              <text:h text:style-name="_5f_Tableau_5f_Centré_5f_Gras" text:outline-level="1"><text:span text:style-name="Character_5f_20_5f_style">A</text:span></text:h>
            </table:table-cell>
            <table:table-cell table:style-name="Table5.B3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5.C3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5.D3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5.E3" office:value-type="string">
              <text:h text:style-name="_5f_Tableau_5f_Centré" text:outline-level="1"><text:span text:style-name="_5f_pointillés_20_gris">…..</text:span></text:h>
            </table:table-cell>
          </table:table-row>
        </table:table>
      </text:section>
      <text:list xml:id="list131736337701266" text:continue-numbering="true" text:style-name="_5f_Numérotation_20_des_20_exercices">
        <text:list-item>
          <text:h text:style-name="P110" text:outline-level="1"><text:span text:style-name="Character_5f_20_5f_style">Soit un rectangle de largeur</text:span><text:span text:style-name="_5f_Caractères"> l</text:span><text:span text:style-name="Character_5f_20_5f_style">, de longueur</text:span><text:span text:style-name="_5f_Caractères"> L, </text:span><text:span text:style-name="Character_5f_20_5f_style">de périmètre P</text:span><text:span text:style-name="_5f_Caractères"> </text:span><text:span text:style-name="Character_5f_20_5f_style">et d'aire A</text:span>. Complète le tableau.</text:h>
        </text:list-item>
      </text:list>
      <text:section text:style-name="Sect1" text:name="Section9"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B"/>
          <table:table-column table:style-name="Table9.E"/>
          <table:table-row table:style-name="Table9.1">
            <table:table-cell table:style-name="Table9.A1" office:value-type="string">
              <text:h text:style-name="_5f_Tableau_5f_Centré_5f_Gras" text:outline-level="1">l</text:h>
            </table:table-cell>
            <table:table-cell table:style-name="Table9.B1" office:value-type="string">
              <text:h text:style-name="_5f_Tableau_5f_Centré_5f_Gras" text:outline-level="1">4 cm</text:h>
            </table:table-cell>
            <table:table-cell table:style-name="Table9.C1" office:value-type="string">
              <text:h text:style-name="_5f_Tableau_5f_Centré_5f_Gras" text:outline-level="1">5 cm</text:h>
            </table:table-cell>
            <table:table-cell table:style-name="Table9.D1" office:value-type="string">
              <text:h text:style-name="_5f_Tableau_5f_Centré_5f_Gras" text:outline-level="1">36 hm</text:h>
            </table:table-cell>
            <table:table-cell table:style-name="Table9.E1" office:value-type="string">
              <text:h text:style-name="_5f_Tableau_5f_Centré_5f_Gras" text:outline-level="1">0,1 hm</text:h>
            </table:table-cell>
          </table:table-row>
          <table:table-row table:style-name="Table9.1">
            <table:table-cell table:style-name="Table9.A2" office:value-type="string">
              <text:h text:style-name="_5f_Tableau_5f_Centré_5f_Gras" text:outline-level="1">L</text:h>
            </table:table-cell>
            <table:table-cell table:style-name="Table9.B2" office:value-type="string">
              <text:h text:style-name="_5f_Tableau_5f_Centré_5f_Gras" text:outline-level="1">5 cm</text:h>
            </table:table-cell>
            <table:table-cell table:style-name="Table9.C2" office:value-type="string">
              <text:h text:style-name="_5f_Tableau_5f_Centré_5f_Gras" text:outline-level="1">1,2 m</text:h>
            </table:table-cell>
            <table:table-cell table:style-name="Table9.D2" office:value-type="string">
              <text:h text:style-name="_5f_Tableau_5f_Centré_5f_Gras" text:outline-level="1">10 dam</text:h>
            </table:table-cell>
            <table:table-cell table:style-name="Table9.E2" office:value-type="string">
              <text:h text:style-name="_5f_Tableau_5f_Centré_5f_Gras" text:outline-level="1">4,8 m</text:h>
            </table:table-cell>
          </table:table-row>
          <table:table-row table:style-name="Table9.1">
            <table:table-cell table:style-name="Table9.A2" office:value-type="string">
              <text:h text:style-name="_5f_Tableau_5f_Centré_5f_Gras" text:outline-level="1">P</text:h>
            </table:table-cell>
            <table:table-cell table:style-name="Table9.B3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9.C3" office:value-type="string">
              <text:h text:style-name="P102" text:outline-level="1"><text:span text:style-name="_5f_pointillés_20_gris">…..</text:span></text:h>
            </table:table-cell>
            <table:table-cell table:style-name="Table9.D3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9.E3" office:value-type="string">
              <text:h text:style-name="P102" text:outline-level="1"><text:span text:style-name="_5f_pointillés_20_gris">…..</text:span></text:h>
            </table:table-cell>
          </table:table-row>
          <table:table-row table:style-name="Table9.1">
            <table:table-cell table:style-name="Table9.A2" office:value-type="string">
              <text:h text:style-name="_5f_Tableau_5f_Centré_5f_Gras" text:outline-level="1"><text:span text:style-name="Character_5f_20_5f_style">A</text:span></text:h>
            </table:table-cell>
            <table:table-cell table:style-name="Table9.B4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9.C4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9.D4" office:value-type="string">
              <text:h text:style-name="_5f_Tableau_5f_Centré" text:outline-level="1"><text:span text:style-name="_5f_pointillés_20_gris">…..</text:span></text:h>
            </table:table-cell>
            <table:table-cell table:style-name="Table9.E4" office:value-type="string">
              <text:h text:style-name="_5f_Tableau_5f_Centré" text:outline-level="1"><text:span text:style-name="_5f_pointillés_20_gris">…..</text:span></text:h>
            </table:table-cell>
          </table:table-row>
        </table:table>
        <text:list xml:id="list1413369459" text:style-name="_5f_Numérotation_20_des_20_exercices">
          <text:list-header>
            <text:h text:style-name="P107" text:outline-level="1"/>
          </text:list-header>
        </text:list>
      </text:section>
      <text:list xml:id="list131736395242595" text:continue-list="list131736337701266" text:style-name="_5f_Numérotation_20_des_20_exercices">
        <text:list-item>
          <text:h text:style-name="P110" text:outline-level="1"><text:span text:style-name="Character_5f_20_5f_style">A</text:span><text:span text:style-name="_5f_Caractères"> </text:span><text:span text:style-name="Character_5f_20_5f_style">est l'aire d'un triangle rectangle dont les longueurs des côtés de l'angle droit sont</text:span><text:span text:style-name="_5f_Caractères"> </text:span><text:span text:style-name="Character_5f_20_5f_style">c1</text:span><text:span text:style-name="_5f_Caractères"> </text:span><text:span text:style-name="Character_5f_20_5f_style">et</text:span><text:span text:style-name="_5f_Caractères"> </text:span><text:span text:style-name="Character_5f_20_5f_style">c2</text:span><text:span text:style-name="_5f_pointillés_20_gris">. </text:span><text:span text:style-name="Character_5f_20_5f_style">Complète le tableau suivant.</text:span></text:h>
        </text:list-item>
      </text:list>
      <table:table table:name="Table11" table:style-name="Table11">
        <table:table-column table:style-name="Table11.A"/>
        <table:table-column table:style-name="Table11.B" table:number-columns-repeated="3"/>
        <table:table-column table:style-name="Table11.E"/>
        <table:table-header-rows>
          <table:table-row table:style-name="Table11.1">
            <table:table-cell table:style-name="Table11.A1" office:value-type="string">
              <text:h text:style-name="_5f_Tableau_5f_Centré_5f_Gras" text:outline-level="1">c1</text:h>
            </table:table-cell>
            <table:table-cell table:style-name="Table11.B1" office:value-type="string">
              <text:h text:style-name="_5f_Tableau_5f_Centré_5f_Gras" text:outline-level="1">2 cm</text:h>
            </table:table-cell>
            <table:table-cell table:style-name="Table11.C1" office:value-type="string">
              <text:h text:style-name="_5f_Tableau_5f_Centré_5f_Gras" text:outline-level="1">15 m</text:h>
            </table:table-cell>
            <table:table-cell table:style-name="Table11.D1" office:value-type="string">
              <text:h text:style-name="_5f_Tableau_5f_Centré_5f_Gras" text:outline-level="1">3 m</text:h>
            </table:table-cell>
            <table:table-cell table:style-name="Table11.E1" office:value-type="string">
              <text:h text:style-name="_5f_Tableau_5f_Centré_5f_Gras" text:outline-level="1">1,4 dm</text:h>
            </table:table-cell>
          </table:table-row>
        </table:table-header-rows>
        <table:table-row table:style-name="Table11.1">
          <table:table-cell table:style-name="Table11.A2" office:value-type="string">
            <text:h text:style-name="_5f_Tableau_5f_Centré_5f_Gras" text:outline-level="1">c2</text:h>
          </table:table-cell>
          <table:table-cell table:style-name="Table11.B2" office:value-type="string">
            <text:h text:style-name="_5f_Tableau_5f_Centré_5f_Gras" text:outline-level="1">5 cm</text:h>
          </table:table-cell>
          <table:table-cell table:style-name="Table11.C2" office:value-type="string">
            <text:h text:style-name="_5f_Tableau_5f_Centré_5f_Gras" text:outline-level="1">3 dam</text:h>
          </table:table-cell>
          <table:table-cell table:style-name="Table11.D2" office:value-type="string">
            <text:h text:style-name="_5f_Tableau_5f_Centré_5f_Gras" text:outline-level="1">10,5 dm</text:h>
          </table:table-cell>
          <table:table-cell table:style-name="Table11.E2" office:value-type="string">
            <text:h text:style-name="_5f_Tableau_5f_Centré_5f_Gras" text:outline-level="1">1,75 m</text:h>
          </table:table-cell>
        </table:table-row>
        <table:table-row table:style-name="Table11.1">
          <table:table-cell table:style-name="Table11.A2" office:value-type="string">
            <text:h text:style-name="_5f_Tableau_5f_Centré_5f_Gras" text:outline-level="1">A</text:h>
          </table:table-cell>
          <table:table-cell table:style-name="Table11.B3" office:value-type="string">
            <text:h text:style-name="_5f_Tableau_5f_Centré" text:outline-level="1"><text:span text:style-name="_5f_pointillés_20_gris">…..</text:span></text:h>
          </table:table-cell>
          <table:table-cell table:style-name="Table11.C3" office:value-type="string">
            <text:h text:style-name="_5f_Tableau_5f_Centré" text:outline-level="1"><text:span text:style-name="_5f_pointillés_20_gris">…..</text:span></text:h>
          </table:table-cell>
          <table:table-cell table:style-name="Table11.D3" office:value-type="string">
            <text:h text:style-name="_5f_Tableau_5f_Centré" text:outline-level="1"><text:span text:style-name="_5f_pointillés_20_gris">…..</text:span></text:h>
          </table:table-cell>
          <table:table-cell table:style-name="Table11.E3" office:value-type="string">
            <text:h text:style-name="_5f_Tableau_5f_Centré" text:outline-level="1"><text:span text:style-name="_5f_pointillés_20_gris">…..</text:span></text:h>
          </table:table-cell>
        </table:table-row>
      </table:table>
      <text:list xml:id="list131735055780885" text:continue-numbering="true" text:style-name="_5f_Numérotation_20_des_20_exercices">
        <text:list-item>
          <text:h text:style-name="P110" text:outline-level="1">Calcule l'aire de chaque triangle.<text:line-break/>(Attention, les triangles ne sont pas dessinés en vraie grandeur.)</text:h>
        </text:list-item>
      </text:list>
      <text:h text:style-name="_5f_Paragraphe" text:outline-level="1"><text:span text:style-name="Character_5f_20_5f_style"/></text:h>
      <text:h text:style-name="_5f_Paragraphe" text:outline-level="1"><draw:g text:anchor-type="paragraph" draw:z-index="0" draw:name="Shape22" draw:style-name="gr22"><draw:frame draw:style-name="gr23" draw:text-style-name="P126" svg:width="0.727cm" svg:height="0.625cm" svg:x="0.695cm" svg:y="1.385cm"><draw:text-box><text:p text:style-name="P125"><text:span text:style-name="T183">B</text:span></text:p></draw:text-box></draw:frame><draw:polygon draw:style-name="gr24" draw:text-style-name="P127" svg:width="2.505cm" svg:height="0.982cm" svg:x="0.783cm" svg:y="0.557cm" svg:viewBox="0 0 2506 983" draw:points="0,0 2506,562 176,983"><text:p/></draw:polygon><draw:line draw:style-name="gr25" draw:text-style-name="P128" svg:x1="0.953cm" svg:y1="1.542cm" svg:x2="0.779cm" svg:y2="0.557cm"><text:p/></draw:line><draw:line draw:style-name="gr26" draw:text-style-name="P128" svg:x1="0.779cm" svg:y1="0.557cm" svg:x2="3.316cm" svg:y2="1.125cm"><text:p/></draw:line><draw:line draw:style-name="gr27" draw:text-style-name="P128" svg:x1="3.317cm" svg:y1="1.125cm" svg:x2="0.953cm" svg:y2="1.542cm"><text:p/></draw:line><draw:g draw:style-name="gr28"><draw:line draw:style-name="gr29" draw:text-style-name="P129" svg:x1="0.918cm" svg:y1="1.341cm" svg:x2="1.115cm" svg:y2="1.306cm"><text:p/></draw:line><draw:line draw:style-name="gr30" draw:text-style-name="P129" svg:x1="1.15cm" svg:y1="1.503cm" svg:x2="1.115cm" svg:y2="1.306cm"><text:p/></draw:line></draw:g><draw:frame draw:style-name="gr31" draw:text-style-name="P126" svg:width="0.727cm" svg:height="0.625cm" svg:x="0.27cm" svg:y="0.09cm"><draw:text-box><text:p text:style-name="P125"><text:span text:style-name="T183">C</text:span></text:p></draw:text-box></draw:frame><draw:frame draw:style-name="gr32" draw:text-style-name="P126" svg:width="0.727cm" svg:height="0.625cm" svg:x="3.142cm" svg:y="0.736cm"><draw:text-box><text:p text:style-name="P125"><text:span text:style-name="T183">A</text:span></text:p></draw:text-box></draw:frame><draw:frame draw:style-name="gr33" draw:text-style-name="P130" svg:width="0.978cm" svg:height="0.332cm" draw:transform="rotate (-1.40394285030424) translate (0.739069444444444cm 0.532694444444444cm)"><draw:text-box><text:p text:style-name="P125"><text:span text:style-name="T184">3,9 cm</text:span></text:p></draw:text-box></draw:frame><draw:frame draw:style-name="gr34" draw:text-style-name="P130" svg:width="1.481cm" svg:height="0.583cm" draw:transform="rotate (-0.217468024798494) translate (1.50106944444444cm 0.192263888888889cm)"><draw:text-box><text:p text:style-name="P125"><text:span text:style-name="T184">8,9 cm</text:span></text:p></draw:text-box></draw:frame><draw:frame draw:style-name="gr35" draw:text-style-name="P130" svg:width="1.209cm" svg:height="0.583cm" draw:transform="rotate (0.183434104384604) translate (1.54516666666667cm 1.30880555555556cm)"><draw:text-box><text:p text:style-name="P125"><text:span text:style-name="T184">8 cm</text:span></text:p></draw:text-box></draw:frame><draw:polygon draw:style-name="gr36" draw:text-style-name="P131" svg:width="2.972cm" svg:height="2.492cm" svg:x="0.771cm" svg:y="2.381cm" svg:viewBox="0 0 2973 2493" draw:points="995,0 0,2481 2915,2493 2880,2493 2973,2493"><text:p/></draw:polygon><draw:line draw:style-name="gr37" draw:text-style-name="P128" svg:x1="0.765cm" svg:y1="4.863cm" svg:x2="3.749cm" svg:y2="4.863cm"><text:p/></draw:line><draw:line draw:style-name="gr38" draw:text-style-name="P128" svg:x1="0.765cm" svg:y1="4.863cm" svg:x2="1.761cm" svg:y2="2.373cm"><text:p/></draw:line><draw:line draw:style-name="gr39" draw:text-style-name="P128" svg:x1="1.761cm" svg:y1="2.381cm" svg:x2="3.749cm" svg:y2="4.866cm"><text:p/></draw:line><draw:line draw:style-name="gr40" draw:text-style-name="P128" svg:x1="1.761cm" svg:y1="4.863cm" svg:x2="1.761cm" svg:y2="2.383cm"><text:p/></draw:line><draw:frame draw:style-name="gr41" draw:text-style-name="P130" svg:width="1.479cm" svg:height="0.583cm" svg:x="2.039cm" svg:y="4.761cm"><draw:text-box><text:p text:style-name="P125"><text:span text:style-name="T184">4,3 cm</text:span></text:p></draw:text-box></draw:frame><draw:frame draw:style-name="gr42" draw:text-style-name="P130" svg:width="1.211cm" svg:height="0.585cm" svg:x="0.572cm" svg:y="4.745cm"><draw:text-box><text:p text:style-name="P125"><text:span text:style-name="T184">2 cm</text:span></text:p></draw:text-box></draw:frame><draw:frame draw:style-name="gr43" draw:text-style-name="P130" svg:width="1.481cm" svg:height="0.585cm" draw:transform="rotate (1.5707963267949) translate (1.70215277777778cm 4.47498611111111cm)"><draw:text-box><text:p text:style-name="P125"><text:span text:style-name="T184">5,2 cm</text:span></text:p></draw:text-box></draw:frame><draw:g draw:style-name="gr28"><draw:line draw:style-name="gr44" draw:text-style-name="P129" svg:x1="1.761cm" svg:y1="4.674cm" svg:x2="1.961cm" svg:y2="4.674cm"><text:p/></draw:line><draw:line draw:style-name="gr45" draw:text-style-name="P129" svg:x1="1.952cm" svg:y1="4.667cm" svg:x2="1.952cm" svg:y2="4.867cm"><text:p/></draw:line></draw:g><draw:frame draw:style-name="gr46" draw:text-style-name="P126" svg:width="0.532cm" svg:height="0.625cm" svg:x="0.272cm" svg:y="4.533cm"><draw:text-box><text:p text:style-name="P125"><text:span text:style-name="T183">M</text:span></text:p></draw:text-box></draw:frame><draw:frame draw:style-name="gr47" draw:text-style-name="P126" svg:width="0.757cm" svg:height="0.625cm" svg:x="1.36cm" svg:y="1.79cm"><draw:text-box><text:p text:style-name="P125"><text:span text:style-name="T183">O</text:span></text:p></draw:text-box></draw:frame><draw:frame draw:style-name="gr48" draw:text-style-name="P126" svg:width="0.75cm" svg:height="0.625cm" svg:x="1.468cm" svg:y="4.745cm"><draw:text-box><text:p text:style-name="P125"><text:span text:style-name="T183">H</text:span></text:p></draw:text-box></draw:frame><draw:frame draw:style-name="gr49" draw:text-style-name="P126" svg:width="0.743cm" svg:height="0.625cm" svg:x="3.584cm" svg:y="4.533cm"><draw:text-box><text:p text:style-name="P125"><text:span text:style-name="T183">N</text:span></text:p></draw:text-box></draw:frame><draw:polygon draw:style-name="gr50" draw:text-style-name="P132" svg:width="2.961cm" svg:height="1.568cm" draw:transform="rotate (0.00122173047639603) translate (4.64351208586257cm 4.54202200484187cm)" svg:viewBox="0 0 2962 1569" draw:points="0,1171 2096,0 2962,1569"><text:p/></draw:polygon><draw:frame draw:style-name="gr51" draw:text-style-name="P134" svg:width="1.211cm" svg:height="0.585cm" draw:transform="rotate (-0.122696646415201) translate (5.540375cm 5.75556944444444cm)"><draw:text-box><text:p text:style-name="P133"><text:span text:style-name="T185">2 cm</text:span></text:p></draw:text-box></draw:frame><draw:frame draw:style-name="gr52" draw:text-style-name="P134" svg:width="0.978cm" svg:height="0.332cm" draw:transform="rotate (-1.05540059868097) translate (7.3025cm 4.74309722222222cm)"><draw:text-box><text:p text:style-name="P133"><text:span text:style-name="T185">1,2 cm</text:span></text:p></draw:text-box></draw:frame><draw:frame draw:style-name="gr53" draw:text-style-name="P134" svg:width="1.481cm" svg:height="0.583cm" draw:transform="rotate (0.509461608657145) translate (4.70076388888889cm 5.05530555555556cm)"><draw:text-box><text:p text:style-name="P133"><text:span text:style-name="T185">1,6 cm</text:span></text:p></draw:text-box></draw:frame><draw:g draw:style-name="gr28"><draw:line draw:style-name="gr54" draw:text-style-name="P129" svg:x1="6.73cm" svg:y1="4.543cm" svg:x2="7.615cm" svg:y2="6.111cm"><text:p/></draw:line><draw:line draw:style-name="gr55" draw:text-style-name="P129" svg:x1="7.615cm" svg:y1="6.111cm" svg:x2="4.64cm" svg:y2="5.723cm"><text:p/></draw:line><draw:line draw:style-name="gr56" draw:text-style-name="P129" svg:x1="4.64cm" svg:y1="5.723cm" svg:x2="6.73cm" svg:y2="4.543cm"><text:p/></draw:line><draw:line draw:style-name="gr57" draw:text-style-name="P129" svg:x1="6.568cm" svg:y1="4.64cm" svg:x2="6.666cm" svg:y2="4.814cm"><text:p/></draw:line><draw:line draw:style-name="gr58" draw:text-style-name="P129" svg:x1="6.652cm" svg:y1="4.812cm" svg:x2="6.826cm" svg:y2="4.714cm"><text:p/></draw:line></draw:g><draw:frame draw:style-name="gr59" draw:text-style-name="P126" svg:width="0.727cm" svg:height="0.625cm" svg:x="4.211cm" svg:y="5.63cm"><draw:text-box><text:p text:style-name="P125"><text:span text:style-name="T183">R</text:span></text:p></draw:text-box></draw:frame><draw:frame draw:style-name="gr60" draw:text-style-name="P126" svg:width="0.708cm" svg:height="0.625cm" svg:x="7.311cm" svg:y="6.031cm"><draw:text-box><text:p text:style-name="P125"><text:span text:style-name="T183">S</text:span></text:p></draw:text-box></draw:frame><draw:frame draw:style-name="gr61" draw:text-style-name="P126" svg:width="0.706cm" svg:height="0.625cm" svg:x="6.41cm" svg:y="4.031cm"><draw:text-box><text:p text:style-name="P125"><text:span text:style-name="T183">T</text:span></text:p></draw:text-box></draw:frame><draw:polygon draw:style-name="gr62" draw:text-style-name="P135" svg:width="3.136cm" svg:height="3.195cm" svg:x="4.122cm" svg:y="0.64cm" svg:viewBox="0 0 3137 3196" draw:points="1088,0 0,3196 3137,2704"><text:p/></draw:polygon><draw:line draw:style-name="gr63" draw:text-style-name="P129" svg:x1="4.109cm" svg:y1="3.847cm" svg:x2="5.216cm" svg:y2="0.633cm"><text:p/></draw:line><draw:line draw:style-name="gr64" draw:text-style-name="P129" svg:x1="5.213cm" svg:y1="0.633cm" svg:x2="7.266cm" svg:y2="3.343cm"><text:p/></draw:line><draw:line draw:style-name="gr65" draw:text-style-name="P129" svg:x1="7.266cm" svg:y1="3.337cm" svg:x2="4.106cm" svg:y2="3.841cm"><text:p/></draw:line><draw:line draw:style-name="gr66" draw:text-style-name="P129" svg:x1="4.842cm" svg:y1="2.134cm" svg:x2="4.504cm" svg:y2="2.2cm"><text:p/></draw:line><draw:line draw:style-name="gr67" draw:text-style-name="P129" svg:x1="4.804cm" svg:y1="2.234cm" svg:x2="4.466cm" svg:y2="2.3cm"><text:p/></draw:line><draw:frame draw:style-name="gr68" draw:text-style-name="P130" svg:width="1.391cm" svg:height="0.583cm" draw:transform="rotate (-0.917694120698618) translate (6.29884722222222cm 1.12536111111111cm)"><draw:text-box><text:p text:style-name="P125"><text:span text:style-name="T184">17 cm</text:span></text:p></draw:text-box></draw:frame><draw:frame draw:style-name="gr69" draw:text-style-name="P130" svg:width="1.391cm" svg:height="0.583cm" draw:transform="rotate (0.16301375213627) translate (5.07470833333333cm 3.65301388888889cm)"><draw:text-box><text:p text:style-name="P125"><text:span text:style-name="T184">16 cm</text:span></text:p></draw:text-box></draw:frame><draw:frame draw:style-name="gr70" draw:text-style-name="P126" svg:width="0.75cm" svg:height="0.625cm" svg:x="3.542cm" svg:y="3.53cm"><draw:text-box><text:p text:style-name="P125"><text:span text:style-name="T183">D</text:span></text:p></draw:text-box></draw:frame><draw:frame draw:style-name="gr71" draw:text-style-name="P126" svg:width="0.689cm" svg:height="0.625cm" svg:x="4.95cm" svg:y="0.175cm"><draw:text-box><text:p text:style-name="P125"><text:span text:style-name="T183">F</text:span></text:p></draw:text-box></draw:frame><draw:g draw:style-name="gr28"><draw:line draw:style-name="gr72" draw:text-style-name="P129" svg:x1="5.666cm" svg:y1="3.424cm" svg:x2="5.831cm" svg:y2="3.397cm"><text:p/></draw:line><draw:line draw:style-name="gr73" draw:text-style-name="P129" svg:x1="5.851cm" svg:y1="3.569cm" svg:x2="5.824cm" svg:y2="3.404cm"><text:p/></draw:line></draw:g><draw:line draw:style-name="gr74" draw:text-style-name="P129" svg:x1="5.213cm" svg:y1="0.633cm" svg:x2="5.686cm" svg:y2="3.595cm"><text:p/></draw:line><draw:frame draw:style-name="gr75" draw:text-style-name="P130" svg:width="1.392cm" svg:height="0.583cm" draw:transform="rotate (-1.39748513207186) translate (5.86493055555556cm 1.47990277777778cm)"><draw:text-box><text:p text:style-name="P125"><text:span text:style-name="T184">15 cm</text:span></text:p></draw:text-box></draw:frame><draw:line draw:style-name="gr76" draw:text-style-name="P129" svg:x1="6.402cm" svg:y1="1.933cm" svg:x2="6.064cm" svg:y2="1.999cm"><text:p/></draw:line><draw:line draw:style-name="gr77" draw:text-style-name="P129" svg:x1="6.474cm" svg:y1="2.014cm" svg:x2="6.136cm" svg:y2="2.08cm"><text:p/></draw:line><draw:line draw:style-name="gr78" draw:text-style-name="P129" svg:x1="7.282cm" svg:y1="3.434cm" svg:x2="4.122cm" svg:y2="3.938cm"><text:p/></draw:line><draw:frame draw:style-name="gr79" draw:text-style-name="P126" svg:width="0.706cm" svg:height="0.625cm" svg:x="7.14cm" svg:y="3.03cm"><draw:text-box><text:p text:style-name="P125"><text:span text:style-name="T183">E</text:span></text:p></draw:text-box></draw:frame><draw:polygon draw:style-name="gr80" draw:text-style-name="P136" svg:width="4.343cm" svg:height="1.21cm" draw:transform="skewX (0.00174532925199434) rotate (-0.248185819633594) translate (0.918889182770558cm 5.48538061473352cm)" svg:viewBox="0 0 4344 1211" draw:points="0,511 1512,1211 4344,0"><text:p/></draw:polygon><draw:frame draw:style-name="gr81" draw:text-style-name="P137" svg:width="0.212cm" svg:height="0.376cm" svg:x="1.972cm" svg:y="7.091cm"><draw:text-box><text:p text:style-name="P125"><text:span text:style-name="T186">K</text:span></text:p></draw:text-box></draw:frame><draw:frame draw:style-name="gr82" draw:text-style-name="P137" svg:width="0.198cm" svg:height="0.375cm" svg:x="5.244cm" svg:y="6.399cm"><draw:text-box><text:p text:style-name="P125"><text:span text:style-name="T186">L</text:span></text:p></draw:text-box></draw:frame><draw:line draw:style-name="gr83" draw:text-style-name="P138" svg:x1="2.087cm" svg:y1="7.032cm" svg:x2="5.133cm" svg:y2="6.557cm"><text:p/></draw:line><draw:frame draw:style-name="gr84" draw:text-style-name="P137" svg:width="0.1cm" svg:height="0.375cm" svg:x="0.812cm" svg:y="5.57cm"><draw:text-box><text:p text:style-name="P125"><text:span text:style-name="T186">J</text:span></text:p></draw:text-box></draw:frame><draw:line draw:style-name="gr83" draw:text-style-name="P138" svg:x1="2.087cm" svg:y1="7.032cm" svg:x2="0.793cm" svg:y2="5.984cm"><text:p/></draw:line><draw:line draw:style-name="gr83" draw:text-style-name="P138" svg:x1="0.793cm" svg:y1="5.984cm" svg:x2="5.133cm" svg:y2="6.557cm"><text:p/></draw:line><draw:line draw:style-name="gr85" draw:text-style-name="P138" svg:x1="0.439cm" svg:y1="7.289cm" svg:x2="5.133cm" svg:y2="6.557cm"><text:p/></draw:line><draw:polyline draw:style-name="gr83" draw:text-style-name="P138" svg:width="0.177cm" svg:height="0.348cm" draw:transform="rotate (-2.14692951287823) translate (1.32010938999993cm 7.00541609811745cm)" svg:viewBox="0 0 178 349" draw:points="171,349 0,169 178,0"><text:p/></draw:polyline><draw:line draw:style-name="gr85" draw:text-style-name="P138" svg:x1="0.793cm" svg:y1="5.983cm" svg:x2="0.984cm" svg:y2="7.213cm"><text:p/></draw:line><draw:frame draw:style-name="gr86" draw:text-style-name="P137" svg:width="0.279cm" svg:height="0.375cm" svg:x="0.843cm" svg:y="7.227cm"><draw:text-box><text:p text:style-name="P125"><text:span text:style-name="T186">M</text:span></text:p></draw:text-box></draw:frame><draw:frame draw:style-name="gr87" draw:text-style-name="P134" svg:width="1.211cm" svg:height="0.585cm" draw:transform="rotate (1.73922059961235) translate (0.474486111111111cm 7.25840277777778cm)"><draw:text-box><text:p text:style-name="P133"><text:span text:style-name="T185">2 cm</text:span></text:p></draw:text-box></draw:frame><draw:frame draw:style-name="gr88" draw:text-style-name="P134" svg:width="1.479cm" svg:height="0.583cm" draw:transform="rotate (-0.689055988687361) translate (1.31409722222222cm 5.83318055555556cm)"><draw:text-box><text:p text:style-name="P133"><text:span text:style-name="T185">2,7 cm</text:span></text:p></draw:text-box></draw:frame><draw:frame draw:style-name="gr89" draw:text-style-name="P134" svg:width="1.211cm" svg:height="0.583cm" draw:transform="rotate (0.161093889959077) translate (2.93334722222222cm 6.82272222222222cm)"><draw:text-box><text:p text:style-name="P133"><text:span text:style-name="T185">5 cm</text:span></text:p></draw:text-box></draw:frame><draw:frame draw:style-name="gr88" draw:text-style-name="P134" svg:width="1.479cm" svg:height="0.583cm" draw:transform="rotate (-0.130376095123977) translate (2.23308333333333cm 5.70441666666667cm)"><draw:text-box><text:p text:style-name="P133"><text:span text:style-name="T185">7,1 cm</text:span></text:p></draw:text-box></draw:frame></draw:g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P101"><text:span text:style-name="_5f_pointillés_20_gris">…………………………………………………………………</text:span></text:p>
      <text:p text:style-name="P101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P101"><text:span text:style-name="_5f_pointillés_20_gris">…………………………………………………………………</text:span></text:p>
      <text:p text:style-name="P101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P101"><text:span text:style-name="_5f_pointillés_20_gris">…………………………………………………………………</text:span></text:p>
      <text:p text:style-name="P101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P101"><text:span text:style-name="_5f_pointillés_20_gris">…………………………………………………………………</text:span></text:p>
      <text:p text:style-name="P101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2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officeooo:paragraph-rsid="008d016c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11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MP12" style:family="paragraph" style:parent-style-name="Header">
      <style:paragraph-properties fo:text-align="start" style:justify-single-word="false"/>
      <style:text-properties officeooo:paragraph-rsid="0211dd7e"/>
    </style:style>
    <style:style style:name="MP13" style:family="paragraph" style:parent-style-name="Footer">
      <style:paragraph-properties fo:text-align="start" style:justify-single-word="false"/>
      <style:text-properties officeooo:paragraph-rsid="0211dd7e"/>
    </style:style>
    <style:style style:name="MP14" style:family="paragraph" style:parent-style-name="Footer">
      <style:text-properties officeooo:rsid="0242edd8" officeooo:paragraph-rsid="0242edd8"/>
    </style:style>
    <style:style style:name="MP1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6" style:family="paragraph">
      <style:paragraph-properties fo:text-align="center"/>
    </style:style>
    <style:style style:name="MP17" style:family="paragraph" style:parent-style-name="Header">
      <style:paragraph-properties fo:margin-left="0cm" fo:margin-right="0cm" fo:text-indent="0cm" style:auto-text-indent="false"/>
    </style:style>
    <style:style style:name="MP18" style:family="paragraph" style:parent-style-name="Footer">
      <style:text-properties officeooo:paragraph-rsid="010f7046"/>
    </style:style>
    <style:style style:name="MP19" style:family="paragraph" style:parent-style-name="Footer">
      <style:text-properties officeooo:paragraph-rsid="01120261"/>
    </style:style>
    <style:style style:name="MP2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1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MP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MP24" style:family="paragraph" style:parent-style-name="_5f_Header_20_D_20_page_20_impaire_20__28_D_29_">
      <style:text-properties officeooo:paragraph-rsid="01a13e78"/>
    </style:style>
    <style:style style:name="MP25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MP2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7" style:family="paragraph" style:parent-style-name="Header">
      <style:paragraph-properties fo:text-align="center" style:justify-single-word="false"/>
      <style:text-properties officeooo:paragraph-rsid="00ab054e"/>
    </style:style>
    <style:style style:name="MP2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MP2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MP30" style:family="paragraph" style:parent-style-name="Footer">
      <style:paragraph-properties fo:text-align="end" style:justify-single-word="false"/>
      <style:text-properties officeooo:paragraph-rsid="00d4df5c"/>
    </style:style>
    <style:style style:name="MP31" style:family="paragraph" style:parent-style-name="Footer">
      <style:paragraph-properties fo:text-align="start" style:justify-single-word="false"/>
      <style:text-properties officeooo:paragraph-rsid="00d4df5c"/>
    </style:style>
    <style:style style:name="MP32" style:family="paragraph" style:parent-style-name="_5f_Header_20_G_20_page_20_impaire_20__28_D_29_">
      <style:text-properties officeooo:paragraph-rsid="01259ec2"/>
    </style:style>
    <style:style style:name="MP33" style:family="paragraph" style:parent-style-name="_5f_Header_20_G_20_page_20_paire_20__28_G_29_">
      <style:text-properties officeooo:paragraph-rsid="00eb2abc"/>
    </style:style>
    <style:style style:name="MP34" style:family="paragraph" style:parent-style-name="_5f_Footer_20_page_20_paire_20__28_G_29_">
      <style:text-properties fo:font-size="9pt" style:font-size-asian="9pt" style:font-size-complex="9pt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text-properties officeooo:paragraph-rsid="00d4df5c"/>
    </style:style>
    <style:style style:name="MP3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8" style:family="paragraph">
      <loext:graphic-properties draw:fill="solid" draw:fill-color="#d7e12c"/>
    </style:style>
    <style:style style:name="MP39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41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43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45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47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49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51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53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5" style:family="paragraph" style:parent-style-name="Footer">
      <style:text-properties officeooo:paragraph-rsid="00863005"/>
    </style:style>
    <style:style style:name="MP56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MP57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_5f_Header_20_N_20_page_20_impaire_20__28_D_29_">
      <style:text-properties officeooo:rsid="027aa87d" officeooo:paragraph-rsid="027aa87d"/>
    </style:style>
    <style:style style:name="MP6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64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66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68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MP6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70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MP71" style:family="paragraph" style:parent-style-name="_5f_Header_20_G_20_page_20_paire_20__28_G_29_">
      <style:paragraph-properties fo:text-align="start" style:justify-single-word="false"/>
    </style:style>
    <style:style style:name="MP72" style:family="paragraph" style:parent-style-name="Footer">
      <style:text-properties officeooo:paragraph-rsid="030c4d7d"/>
    </style:style>
    <style:style style:name="MP73" style:family="paragraph" style:parent-style-name="_5f_Header_20_G_20_page_20_paire_20__28_G_29_">
      <style:text-properties officeooo:paragraph-rsid="0334a5be"/>
    </style:style>
    <style:style style:name="MP74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MP75" style:family="paragraph" style:parent-style-name="Header">
      <style:paragraph-properties fo:text-align="start" style:justify-single-word="false"/>
      <style:text-properties officeooo:paragraph-rsid="0289fb01"/>
    </style:style>
    <style:style style:name="MP76" style:family="paragraph" style:parent-style-name="Footer">
      <style:text-properties officeooo:paragraph-rsid="00a59a60"/>
    </style:style>
    <style:style style:name="MP77" style:family="paragraph" style:parent-style-name="Footer">
      <style:text-properties officeooo:paragraph-rsid="004274bc"/>
    </style:style>
    <style:style style:name="MP78" style:family="paragraph" style:parent-style-name="Header">
      <style:paragraph-properties fo:text-align="center" style:justify-single-word="false"/>
      <style:text-properties officeooo:paragraph-rsid="00c10aa6"/>
    </style:style>
    <style:style style:name="MP79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MP8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1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MP82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MP83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MP84" style:family="paragraph" style:parent-style-name="Footer">
      <style:text-properties officeooo:paragraph-rsid="00d8520c"/>
    </style:style>
    <style:style style:name="MP85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MP86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7" style:family="paragraph" style:parent-style-name="Footer">
      <style:text-properties officeooo:paragraph-rsid="002aa84d"/>
    </style:style>
    <style:style style:name="MP8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9" style:family="paragraph">
      <loext:graphic-properties draw:fill="solid" draw:fill-color="#7fb241"/>
    </style:style>
    <style:style style:name="MP9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9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8d016c"/>
    </style:style>
    <style:style style:name="MT2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MT3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MT4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MT6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MT7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MT10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MT11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MT1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MT14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M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MT18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MT20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MT21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2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MT24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MT25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MT27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MT28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MT30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MT31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MT32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MT3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34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35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MT36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37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MT38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9" style:family="text">
      <style:text-properties officeooo:rsid="010c4d3a"/>
    </style:style>
    <style:style style:name="MT40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MT42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MT43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MT44" style:family="text">
      <style:text-properties fo:font-variant="small-caps" fo:color="#9d0f89" loext:opacity="100%" style:font-name="Bitstream Vera Sans5" fo:font-size="16pt" fo:font-weight="bold" officeooo:rsid="01a13e78"/>
    </style:style>
    <style:style style:name="MT45" style:family="text">
      <style:text-properties officeooo:rsid="00b6801f"/>
    </style:style>
    <style:style style:name="MT46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7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MT49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MT50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MT51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2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3" style:family="text">
      <style:text-properties fo:font-size="16pt" style:font-size-asian="16pt" style:font-size-complex="16pt"/>
    </style:style>
    <style:style style:name="MT54" style:family="text"/>
    <style:style style:name="MT55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MT56" style:family="text">
      <style:text-properties officeooo:rsid="01f8729d"/>
    </style:style>
    <style:style style:name="MT57" style:family="text">
      <style:text-properties officeooo:rsid="01b6dc57"/>
    </style:style>
    <style:style style:name="MT58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MT60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MT61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MT6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MT6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5" style:family="text">
      <style:text-properties officeooo:rsid="00b5d2d1"/>
    </style:style>
    <style:style style:name="MT6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MT69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MT70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MT71" style:family="text">
      <style:text-properties officeooo:rsid="015f088a"/>
    </style:style>
    <style:style style:name="MT7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MT7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MT7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77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78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79" style:family="text">
      <style:text-properties officeooo:rsid="0160d7ef"/>
    </style:style>
    <style:style style:name="MT80" style:family="text">
      <style:text-properties officeooo:rsid="02735980"/>
    </style:style>
    <style:style style:name="MT81" style:family="text">
      <style:text-properties officeooo:rsid="02757f12"/>
    </style:style>
    <style:style style:name="MT82" style:family="text">
      <style:text-properties officeooo:rsid="0272f9e5"/>
    </style:style>
    <style:style style:name="MT83" style:family="text">
      <style:text-properties officeooo:rsid="026ec296"/>
    </style:style>
    <style:style style:name="MT84" style:family="text">
      <style:text-properties officeooo:rsid="0268e0aa"/>
    </style:style>
    <style:style style:name="MT85" style:family="text">
      <style:text-properties officeooo:rsid="0072f07f"/>
    </style:style>
    <style:style style:name="MT8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8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88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MT89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MT9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91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MT94" style:family="text">
      <style:text-properties officeooo:rsid="014407b5"/>
    </style:style>
    <style:style style:name="MT95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96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MT97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MT98" style:family="text">
      <style:text-properties officeooo:rsid="01fe03f2"/>
    </style:style>
    <style:style style:name="MT9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00" style:family="text">
      <style:text-properties officeooo:rsid="0334a5be"/>
    </style:style>
    <style:style style:name="MT101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02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MT103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MT104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5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MT106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07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MT108" style:family="text">
      <style:text-properties officeooo:rsid="0315af39"/>
    </style:style>
    <style:style style:name="MT109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10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MT111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MT112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13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15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MT116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MT11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MT148" style:family="text">
      <style:text-properties officeooo:rsid="00a59a60"/>
    </style:style>
    <style:style style:name="MT149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2__5f_1_5f_SERIE_5f_M_5f_GAUCHE_5f_ET_5f_DROITE_5f_2COL" style:display-name="2_1_SERIE_M_GAUCHE_ET_DROITE_2COL" style:page-layout-name="Mpm10" draw:style-name="Mdp1">
      <style:header>
        <text:p text:style-name="MP1"><text:span text:style-name="MT1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2" draw:name="Shape4_16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Aires</text:span><text:span text:style-name="MT3"> <text:s/>: </text:span><text:span text:style-name="MT2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73" draw:name="Shape4_16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71" draw:name="Shape4_1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8" draw:name="Shape4_16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10"><text:span text:style-name="MT1"><text:s text:c="15"/>A</text:span>ires : Aire et unité</text:p>
      </style:header>
      <style:header-left>
        <text:p text:style-name="MP10"><text:span text:style-name="MT1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5" draw:name="Shape4_15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37" draw:name="Shape4_10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38" draw:name="Shape4_15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15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12"><text:span text:style-name="MT7">Conversions d’unités : </text:span><text:span text:style-name="MT8">Problèmes</text:span></text:p>
      </style:header>
      <style:header-left>
        <text:p text:style-name="MP12"><text:span text:style-name="MT7">Conversions d’unités : </text:span><text:span text:style-name="MT8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0">problèmes</text:span></text:p></draw:text-box></draw:frame><draw:g text:anchor-type="paragraph" draw:z-index="139" draw:name="Shape4_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1">Conversions d’unités : </text:span><text:span text:style-name="MT10">problèmes</text:span></text:p></draw:text-box></draw:frame><draw:g text:anchor-type="paragraph" draw:z-index="140" draw:name="Shape4_142" draw:style-name="Mgr1"><draw:path draw:style-name="Mgr3" draw:text-style-name="MP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12">Conversions d’unités : </text:span><text:span text:style-name="MT8">Problèmes</text:span></text:p>
      </style:header>
      <style:header-left>
        <text:p text:style-name="_5f_Header_20_N_20_page_20_paire_20__28_G_29_"><text:s/><text:span text:style-name="MT12">Conversions d’unités : </text:span><text:span text:style-name="MT8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0">problèmes</text:span></text:p></draw:text-box></draw:frame><draw:g text:anchor-type="paragraph" draw:z-index="144" draw:name="Shape4_14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3">Conversions d’unités </text:span><text:span text:style-name="MT6">: </text:span><text:span text:style-name="MT13">problèmes</text:span></text:p></draw:text-box></draw:frame><draw:g text:anchor-type="paragraph" draw:z-index="141" draw:name="Shape4_63" draw:style-name="Mgr1"><draw:path draw:style-name="Mgr3" draw:text-style-name="MP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7">Conversions d’unités : </text:span><text:span text:style-name="MT14">Aires</text:span></text:p>
      </style:header>
      <style:header-left>
        <text:p text:style-name="_5f_Header_20_N_20_page_20_paire_20__28_G_29_"><text:span text:style-name="MT7">Conversions d’unités : </text:span><text:span text:style-name="MT14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Conversions d’unités : </text:span><text:span text:style-name="MT15">Aires</text:span></text:h></draw:text-box></draw:frame><draw:g text:anchor-type="paragraph" draw:z-index="143" draw:name="Shape4_1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12">Conversions d’unités : </text:span><text:span text:style-name="MT14">Aires</text:span></text:p>
      </style:header>
      <style:header-left>
        <text:p text:style-name="Header"><text:s/><text:span text:style-name="MT12">Conversions d’unités : </text:span><text:span text:style-name="MT14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5">aires</text:span></text:p></draw:text-box></draw:frame><draw:g text:anchor-type="paragraph" draw:z-index="145" draw:name="Shape4_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46" draw:name="Shape4_15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2" draw:name="Shape4_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7">Conversions d’unités : </text:span><text:span text:style-name="MT16">Vitesse</text:span></text:p>
      </style:header>
      <style:header-left>
        <text:p text:style-name="_5f_Header_20_N_20_page_20_impaire_20__28_D_29_"><text:span text:style-name="MT7">Conversions d’unités : </text:span><text:span text:style-name="MT16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7">vitesse</text:span><text:span text:style-name="MT6"> </text:span></text:p></draw:text-box></draw:frame><draw:g text:anchor-type="paragraph" draw:z-index="148" draw:name="Shape4_14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9" draw:name="Shape4_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1">Conversions d’unités : </text:span><text:span text:style-name="MT17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12">Conversions d’unités : </text:span><text:span text:style-name="MT18">Temps et durées</text:span></text:p>
      </style:header>
      <style:header-left>
        <text:p text:style-name="_5f_Header_20_N_20_page_20_impaire_20__28_D_29_"><text:s/><text:span text:style-name="MT12">Conversions d’unités : </text:span><text:span text:style-name="MT18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9">Temps et </text:span><text:span text:style-name="MT20">Durée</text:span><text:span text:style-name="MT6"> </text:span></text:p></draw:text-box></draw:frame><draw:g text:anchor-type="paragraph" draw:z-index="150" draw:name="Shape4_1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51" draw:name="Shape4_14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4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7">Conversions d’unités : </text:span><text:span text:style-name="MT21">Temps et d</text:span><text:span text:style-name="MT22">urées</text:span></text:p>
      </style:header>
      <style:header-left>
        <text:p text:style-name="_5f_Header_20_N_20_page_20_impaire_20__28_D_29_"><text:span text:style-name="MT7">Conversions d’unités : </text:span><text:span text:style-name="MT21">Temps et d</text:span><text:span text:style-name="MT22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3">temps et </text:span><text:span text:style-name="MT24">durées</text:span><text:span text:style-name="MT6"> </text:span></text:p></draw:text-box></draw:frame><draw:g text:anchor-type="paragraph" draw:z-index="153" draw:name="Shape4_13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4" draw:name="Shape4_14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1">Conversions d’unités : </text:span><text:span text:style-name="MT23">temps et </text:span><text:span text:style-name="MT24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12">Conversions d’unités : </text:span><text:span text:style-name="MT21">Temps et d</text:span><text:span text:style-name="MT22">urées</text:span></text:p>
      </style:header>
      <style:header-left>
        <text:p text:style-name="Header"><text:s/><text:span text:style-name="MT12">Conversions d’unités : </text:span><text:span text:style-name="MT21">Temps et d</text:span><text:span text:style-name="MT22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3">temps et </text:span><text:span text:style-name="MT24">durées</text:span><text:span text:style-name="MT6"> </text:span></text:p></draw:text-box></draw:frame><draw:g text:anchor-type="paragraph" draw:z-index="158" draw:name="Shape4_13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55" draw:name="Shape4_13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2" draw:name="Shape4_1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7">Conversions d’unités : </text:span><text:span text:style-name="MT25">Capacités</text:span></text:p>
      </style:header>
      <style:header-left>
        <text:p text:style-name="_5f_Header_20_N_20_page_20_impaire_20__28_D_29_"><text:span text:style-name="MT7">Conversions d’unités : </text:span><text:span text:style-name="MT25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6">Capacités</text:span><text:span text:style-name="MT6"> </text:span></text:p></draw:text-box></draw:frame><draw:g text:anchor-type="paragraph" draw:z-index="157" draw:name="Shape4_14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12">Conversions d’unités : </text:span><text:span text:style-name="MT25">Capacités</text:span></text:p>
      </style:header>
      <style:header-left>
        <text:p text:style-name="Header"><text:s/><text:span text:style-name="MT12">Conversions d’unités : </text:span><text:span text:style-name="MT25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7">capacités</text:span><text:span text:style-name="MT6"> </text:span></text:p></draw:text-box></draw:frame><draw:g text:anchor-type="paragraph" draw:z-index="160" draw:name="Shape4_13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61" draw:name="Shape4_13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8"><text:s/></text:span><text:span text:style-name="MT12">Conversions d’unités : </text:span><text:span text:style-name="MT28">masses</text:span></text:p>
      </style:header>
      <style:header-left>
        <text:p text:style-name="_5f_Header_20_N_20_page_20_impaire_20__28_D_29_"><text:span text:style-name="MT28"><text:s/></text:span><text:span text:style-name="MT12">Conversions d’unités : </text:span><text:span text:style-name="MT28">masses</text:span></text:p>
      </style:header-left>
      <style:footer>
        <text:p text:style-name="MP1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9">Masses</text:span><text:span text:style-name="MT6"> </text:span></text:p></draw:text-box></draw:frame><draw:g text:anchor-type="paragraph" draw:z-index="163" draw:name="Shape4_12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g text:anchor-type="paragraph" draw:z-index="164" draw:name="Shape4_12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59" draw:name="Shape4_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1">Conversions d’unités : </text:span><text:span text:style-name="MT30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12">Conversions d’unités : </text:span><text:span text:style-name="MT28">masses</text:span></text:p>
      </style:header>
      <style:header-left>
        <text:p text:style-name="_5f_Header_20_N_20_page_20_impaire_20__28_D_29_"><text:s/><text:span text:style-name="MT12">Conversions d’unités : </text:span><text:span text:style-name="MT28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31">masses</text:span><text:span text:style-name="MT6"> </text:span></text:p></draw:text-box></draw:frame><draw:g text:anchor-type="paragraph" draw:z-index="166" draw:name="Shape4_12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67" draw:name="Shape4_12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3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5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5" draw:name="Shape4_10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3">Périmètre : </text:span><text:span text:style-name="MT32">Problèmes</text:span></text:p></draw:text-box></draw:frame></text:p>
      </style:footer>
      <style:footer-left>
        <text:p text:style-name="MP15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"><text:span text:style-name="MT3">Périmètre : </text:span><text:span text:style-name="MT32">Problèmes</text:span></text:p></draw:text-box></draw:frame><draw:g text:anchor-type="paragraph" draw:z-index="176" draw:name="Shape4_1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78" draw:name="Shape4_10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77" draw:name="Shape4_12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0" draw:name="Shape3_16" draw:style-name="Mgr5" draw:text-style-name="MP16" svg:x1="12.726cm" svg:y1="0.399cm" svg:x2="20.496cm" svg:y2="0.36cm"><text:p/></draw:line><text:span text:style-name="MT33">Périmètre</text:span> : <text:span text:style-name="MT34">Périmètres et unités</text:span></text:p>
      </style:header>
      <style:header-left>
        <text:p text:style-name="MP17"><draw:line text:anchor-type="paragraph" draw:z-index="181" draw:name="Shape3_17" draw:style-name="Mgr5" draw:text-style-name="MP16" svg:x1="16.083cm" svg:y1="0.383cm" svg:x2="20.496cm" svg:y2="0.36cm"><text:p/></draw:line><text:span text:style-name="MT33">Périmètre</text:span> : <text:span text:style-name="MT34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2" draw:name="Shape4_1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">Périmètre <text:s/>: </text:span><text:span text:style-name="MT35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84" draw:name="Shape4_1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83" draw:name="Shape4_2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26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6" draw:name="Shape3_11" draw:style-name="Mgr5" draw:text-style-name="MP16" svg:x1="12.45cm" svg:y1="0.362cm" svg:x2="20.497cm" svg:y2="0.36cm"><text:p/></draw:line><text:span text:style-name="MT33">Périmètre</text:span> : <text:span text:style-name="MT36">Mesurer, reporter</text:span></text:p>
      </style:header>
      <style:header-left>
        <text:p text:style-name="_5f_Header_20_M_20_page_20_impaire_20__28_D_29_"><draw:line text:anchor-type="paragraph" draw:z-index="187" draw:name="Shape3_20" draw:style-name="Mgr5" draw:text-style-name="MP16" svg:x1="12.45cm" svg:y1="0.362cm" svg:x2="20.497cm" svg:y2="0.36cm"><text:p/></draw:line><text:span text:style-name="MT33">Périmètre</text:span> : <text:span text:style-name="MT36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8" draw:name="Shape4_11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3">Périmètre : </text:span><text:span text:style-name="MT37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90" draw:name="Shape4_1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91" draw:name="Shape4_11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1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3">Périmètre</text:span> : <text:span text:style-name="MT33">Calculs sur une figure</text:span></text:p>
      </style:header>
      <style:header-left>
        <text:p text:style-name="_5f_Header_20_M_20_page_20_paire_20__28_G_29_"><text:span text:style-name="MT33">Périmètre</text:span> : <text:span text:style-name="MT33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3" draw:name="Shape4_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4" draw:name="Shape4_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89" draw:name="Shape4_96" draw:style-name="Mgr1"><draw:path draw:style-name="Mgr2" draw:text-style-name="MP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95" draw:name="Shape4_9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96" draw:name="Shape4_10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0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>
      <style:header-left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7" draw:name="Shape4_9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41">Proportionnalité et pourcentage : </text:span><text:span text:style-name="MT42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<text:span text:style-name="MT43">Proportionnalité et pourcentages : </text:span><text:span text:style-name="MT42">pourcentages</text:span></text:p></draw:text-box></draw:frame><draw:g text:anchor-type="paragraph" draw:z-index="198" draw:name="Shape4_112" draw:style-name="Mgr1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Proportionnalité et pourcentages : proportionalité</text:p></draw:text-box></draw:frame><draw:g text:anchor-type="paragraph" draw:z-index="199" draw:name="Shape4_2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: </text:p></draw:text-box></draw:frame><draw:g text:anchor-type="paragraph" draw:z-index="200" draw:name="Shape4_99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4">Utiliser des données</text:span> : <text:span text:style-name="MT44">Organiser</text:span> </text:p>
      </style:header>
      <style:header-left>
        <text:p text:style-name="MP24"><text:span text:style-name="MT44">Utiliser des données</text:span> : <text:span text:style-name="MT44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2" draw:name="Shape4_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13" draw:name="Shape4_7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>
      <style:header-left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0">Organiser</text:span><text:span text:style-name="MT6"> </text:span></text:p></draw:text-box></draw:frame><draw:g text:anchor-type="paragraph" draw:z-index="214" draw:name="Shape4_74" draw:style-name="Mgr1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0">Organiser</text:span><text:span text:style-name="MT6"> </text:span></text:p></draw:text-box></draw:frame><draw:g text:anchor-type="paragraph" draw:z-index="215" draw:name="Shape4_75" draw:style-name="Mgr1"><draw:path draw:style-name="Mgr4" draw:text-style-name="MP26" svg:width="0.855cm" svg:height="1.172cm" svg:x="-0.268cm" svg:y="-0.175cm" svg:viewBox="0 0 856 1173" svg:d="M856 1173h-856v-991c0-100 79-182 175-182h505c97 0 176 82 176 182z"><text:p/></draw:path></draw:g><draw:g text:anchor-type="paragraph" draw:z-index="211" draw:name="Shape4_25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7"><text:span text:style-name="MT51">Repères du plan : Se repérer</text:span> </text:p>
      </style:header>
      <style:header-left>
        <text:p text:style-name="MP27"><text:span text:style-name="MT51">Repères du plan : Se repérer</text:span> </text:p>
      </style:header-left>
      <style:footer>
        <text:p text:style-name="MP2"><draw:frame draw:style-name="Mfr1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17" draw:name="Shape4_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8" draw:name="Shape4_11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9">Utilis</text:span><text:span text:style-name="MT46">er des</text:span><text:span text:style-name="MT39"> données </text:span>: <text:span text:style-name="MT52">Représenter</text:span> </text:p>
      </style:header>
      <style:header-left>
        <text:p text:style-name="_5f_Header_20_D_20_page_20_paire_20__28_G_29_"><text:span text:style-name="_5f_Caractères"><text:span text:style-name="MT53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5">représenter</text:span><text:span text:style-name="MT6"> </text:span></text:p></draw:text-box></draw:frame><draw:g text:anchor-type="paragraph" draw:z-index="220" draw:name="Shape4_70" draw:style-name="Mgr1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5">représenter</text:span><text:span text:style-name="MT6"> </text:span></text:p></draw:text-box></draw:frame><draw:g text:anchor-type="paragraph" draw:z-index="221" draw:name="Shape4_91" draw:style-name="Mgr1"><draw:path draw:style-name="Mgr4" draw:text-style-name="MP26" svg:width="0.855cm" svg:height="1.172cm" svg:x="-0.268cm" svg:y="-0.175cm" svg:viewBox="0 0 856 1173" svg:d="M856 1173h-856v-991c0-100 79-182 175-182h505c97 0 176 82 176 182z"><text:p/></draw:path></draw:g><draw:g text:anchor-type="paragraph" draw:z-index="216" draw:name="Shape4_9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5" draw:name="Shape4_82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Résoudre des problèmes</text:p></draw:text-box></draw:frame><draw:g text:anchor-type="paragraph" draw:z-index="226" draw:name="Shape4_97" draw:style-name="Mgr1"><draw:path draw:style-name="Mgr3" draw:text-style-name="MP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27" draw:name="Shape4_6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28" draw:name="Shape4_8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7">Calculer : </text:span><text:span text:style-name="MT58">Distributiv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58">Distributivité</text:span><text:span text:style-name="MT57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34" draw:name="Shape4_7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9">calculer</text:span><text:span text:style-name="MT60"> : </text:span><text:span text:style-name="MT6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36" draw:name="Shape4_6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37" draw:name="Shape4_8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8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8" draw:name="Shape4_6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9">calculer</text:span><text:span text:style-name="MT60"> : </text:span><text:span text:style-name="MT63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63">critères de divisibilité</text:span></text:p></draw:text-box></draw:frame><draw:g text:anchor-type="paragraph" draw:z-index="239" draw:name="Shape4_65" draw:style-name="Mgr1"><draw:path draw:style-name="Mgr3" draw:text-style-name="MP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2"><text:span text:style-name="MT64">G</text:span>éométrie plane : Parallèles, perpendiculaires,<text:line-break/> distances</text:p>
      </style:header>
      <style:header-left>
        <text:p text:style-name="MP33"><text:s/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8">Géométrie plane : </text:span><text:span text:style-name="MT69">parallèles, perpendiculaires, </text:span><text:span text:style-name="MT70">distances</text:span></text:h></draw:text-box></draw:frame><draw:g text:anchor-type="paragraph" draw:z-index="240" draw:name="Shape4_59" draw:style-name="Mgr1"><draw:path draw:style-name="Mgr6" draw:text-style-name="MP22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4" text:outline-level="1"><text:span text:style-name="MT71">G</text:span>éométrie plane : Parallèles, perpendiculaires, distances</text:h></draw:text-box></draw:frame><draw:g text:anchor-type="paragraph" draw:z-index="241" draw:name="Shape4_62" draw:style-name="Mgr1"><draw:path draw:style-name="Mgr6" draw:text-style-name="MP22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7">Calculer : </text:span><text:span text:style-name="MT72">Diviser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72">Diviser</text:span><text:span text:style-name="MT57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0"><draw:g text:anchor-type="paragraph" draw:z-index="243" draw:name="Shape4_51" draw:style-name="Mgr1"><draw:path draw:style-name="Mgr3" draw:text-style-name="MP8" svg:width="0.855cm" svg:height="1.172cm" svg:x="7.545cm" svg:y="-0.194cm" svg:viewBox="0 0 856 1173" svg:d="M856 1173h-856v-991c0-100 79-182 175-182h505c97 0 176 82 176 182z"><text:p/></draw:path></draw:g><text:span text:style-name="MT59">calculer</text:span><text:span text:style-name="MT60"> : </text:span><text:span text:style-name="MT73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73">diviser</text:span></text:p></draw:text-box></draw:frame><draw:g text:anchor-type="paragraph" draw:z-index="244" draw:name="Shape4_60" draw:style-name="Mgr1"><draw:path draw:style-name="Mgr3" draw:text-style-name="MP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45" draw:name="Shape4_5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46" draw:name="Shape4_5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74">Multiplier</text:span> </text:p>
      </style:header>
      <style:header-left>
        <text:p text:style-name="MP35">Calculer : <text:span text:style-name="MT74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0"><draw:g text:anchor-type="paragraph" draw:z-index="248" draw:name="Shape4_55" draw:style-name="Mgr1"><draw:path draw:style-name="Mgr3" draw:text-style-name="MP8" svg:width="0.855cm" svg:height="1.172cm" svg:x="7.535cm" svg:y="-0.178cm" svg:viewBox="0 0 856 1173" svg:d="M856 1173h-856v-991c0-100 79-182 175-182h505c97 0 176 82 176 182z"><text:p/></draw:path></draw:g><text:span text:style-name="MT59">calculer</text:span><text:span text:style-name="MT60"> : </text:span><text:span text:style-name="MT75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75">Multiplier</text:span></text:p></draw:text-box></draw:frame><draw:g text:anchor-type="paragraph" draw:z-index="249" draw:name="Shape4_262" draw:style-name="Mgr1"><draw:path draw:style-name="Mgr3" draw:text-style-name="MP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50" draw:name="Shape4_5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51" draw:name="Shape4_5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59">calculer</text:span><text:span text:style-name="MT60"> : </text:span><text:span text:style-name="MT59">additionner et soustraire</text:span></text:p></draw:text-box></draw:frame><draw:g text:anchor-type="paragraph" draw:z-index="252" draw:name="Shape4_47" draw:style-name="Mgr1"><draw:path draw:style-name="Mgr3" draw:text-style-name="MP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59">calculer</text:span><text:span text:style-name="MT60"> : </text:span><text:span text:style-name="MT59">additionner et soustraire</text:span></text:p></draw:text-box></draw:frame><draw:g text:anchor-type="paragraph" draw:z-index="253" draw:name="Shape4_261" draw:style-name="Mgr1"><draw:path draw:style-name="Mgr3" draw:text-style-name="MP8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4">Calculer</text:span> : <text:span text:style-name="MT4">Additionner et soustraire</text:span></text:p>
      </style:header>
      <style:header-left>
        <text:p text:style-name="_5f_Header_20_N_20_page_20_paire_20__28_G_29_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56" draw:name="Shape4_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55" draw:name="Shape4_4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7"><draw:path text:anchor-type="paragraph" draw:z-index="264" draw:name="Shape1_6" draw:style-name="Mgr7" draw:text-style-name="MP38" svg:width="4.329cm" svg:height="2.238cm" svg:x="-1.5cm" svg:y="-1.001cm" svg:viewBox="0 0 4330 2239" svg:d="M0 2239l3984-288c209-15 363-167 345-342l-170-1609h-4159z"><text:p/></draw:path><draw:line text:anchor-type="paragraph" draw:z-index="257" draw:name="Shape3_10" draw:style-name="Mgr8" draw:text-style-name="MP16" svg:x1="10.308cm" svg:y1="0.388cm" svg:x2="20.496cm" svg:y2="0.36cm"><text:p/></draw:line><text:span text:style-name="MT76">Fractions</text:span><text:span text:style-name="MT77"> : </text:span><text:span text:style-name="MT78">Problèmes</text:span><text:span text:style-name="MT77"> </text:span></text:p>
      </style:header>
      <style:header-left>
        <text:p text:style-name="MP37"><draw:line text:anchor-type="paragraph" draw:z-index="258" draw:name="Shape3_27" draw:style-name="Mgr8" draw:text-style-name="MP16" svg:x1="10.308cm" svg:y1="0.388cm" svg:x2="20.496cm" svg:y2="0.36cm"><text:p/></draw:line><draw:path text:anchor-type="paragraph" draw:z-index="259" draw:name="Shape1_10" draw:style-name="Mgr7" draw:text-style-name="MP38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4" draw:name="Shape4_4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79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67" draw:name="Shape4_4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66" draw:name="Shape4_4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40"><draw:line text:anchor-type="paragraph" draw:z-index="269" draw:name="Shape3_9" draw:style-name="Mgr8" draw:text-style-name="MP16" svg:x1="10.37cm" svg:y1="0.365cm" svg:x2="20.496cm" svg:y2="0.36cm"><text:p/></draw:line><draw:path text:anchor-type="paragraph" draw:z-index="270" draw:name="Shape1_4" draw:style-name="Mgr7" draw:text-style-name="MP38" svg:width="4.329cm" svg:height="2.238cm" svg:x="-1.5cm" svg:y="-7.4cm" svg:viewBox="0 0 4330 2239" svg:d="M0 2239l3984-288c209-15 363-167 345-342l-170-1609h-4159z"><text:p/></draw:path><text:span text:style-name="MT80">Fractions</text:span> : <text:span text:style-name="MT80">Opérations</text:span> </text:p>
      </style:header>
      <style:header-left>
        <text:p text:style-name="MP40"><draw:path text:anchor-type="paragraph" draw:z-index="271" draw:name="Shape1_8" draw:style-name="Mgr7" draw:text-style-name="MP38" svg:width="4.329cm" svg:height="2.238cm" svg:x="-1.5cm" svg:y="-7.4cm" svg:viewBox="0 0 4330 2239" svg:d="M0 2239l3984-288c209-15 363-167 345-342l-170-1609h-4159z"><text:p/></draw:path><draw:line text:anchor-type="paragraph" draw:z-index="272" draw:name="Shape3_26" draw:style-name="Mgr8" draw:text-style-name="MP16" svg:x1="10.37cm" svg:y1="0.365cm" svg:x2="20.496cm" svg:y2="0.36cm"><text:p/></draw:line><text:span text:style-name="MT80">Fractions</text:span> : <text:span text:style-name="MT80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5" draw:name="Shape4_3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79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74" draw:name="Shape4_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73" draw:name="Shape4_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4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2"><draw:line text:anchor-type="paragraph" draw:z-index="276" draw:name="Shape3_8" draw:style-name="Mgr8" draw:text-style-name="MP16" svg:x1="17.736cm" svg:y1="0.376cm" svg:x2="20.496cm" svg:y2="0.36cm"><text:p/></draw:line><text:span text:style-name="MT81">Fractions</text:span> : <text:span text:style-name="MT81">Fractions, décimaux et comparaison</text:span></text:p>
      </style:header>
      <style:header-left>
        <text:p text:style-name="MP42"><draw:line text:anchor-type="paragraph" draw:z-index="277" draw:name="Shape3_25" draw:style-name="Mgr8" draw:text-style-name="MP16" svg:x1="17.736cm" svg:y1="0.376cm" svg:x2="20.496cm" svg:y2="0.36cm"><text:p/></draw:line><text:span text:style-name="MT81">Fractions</text:span> : <text:span text:style-name="MT81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8" draw:name="Shape4_3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80" draw:name="Shape4_3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79" draw:name="Shape4_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3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4"><draw:line text:anchor-type="paragraph" draw:z-index="282" draw:name="Shape3_24" draw:style-name="Mgr8" draw:text-style-name="MP16" svg:x1="11.52cm" svg:y1="0.376cm" svg:x2="20.496cm" svg:y2="0.36cm"><text:p/></draw:line><text:span text:style-name="MT82">Fractions</text:span> : <text:span text:style-name="MT82">Droite graduée</text:span></text:p>
      </style:header>
      <style:header-left>
        <text:p text:style-name="MP44"><draw:line text:anchor-type="paragraph" draw:z-index="283" draw:name="Shape3_28" draw:style-name="Mgr8" draw:text-style-name="MP16" svg:x1="11.52cm" svg:y1="0.376cm" svg:x2="20.496cm" svg:y2="0.36cm"><text:p/></draw:line><text:span text:style-name="MT82">Fractions</text:span> : <text:span text:style-name="MT82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4" draw:name="Shape4_30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9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87" draw:name="Shape4_2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86" draw:name="Shape4_3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3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6"><draw:line text:anchor-type="paragraph" draw:z-index="289" draw:name="Shape3_14" draw:style-name="Mgr8" draw:text-style-name="MP16" svg:x1="12.876cm" svg:y1="0.392cm" svg:x2="20.496cm" svg:y2="0.36cm"><text:p/></draw:line><draw:path text:anchor-type="paragraph" draw:z-index="290" draw:name="Shape1_3" draw:style-name="Mgr7" draw:text-style-name="MP38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>
      <style:header-left>
        <text:p text:style-name="MP46"><draw:line text:anchor-type="paragraph" draw:z-index="291" draw:name="Shape3_23" draw:style-name="Mgr8" draw:text-style-name="MP16" svg:x1="12.876cm" svg:y1="0.392cm" svg:x2="20.496cm" svg:y2="0.36cm"><text:p/></draw:line><draw:path text:anchor-type="paragraph" draw:z-index="292" draw:name="Shape1_7" draw:style-name="Mgr7" draw:text-style-name="MP38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85" draw:name="Shape4_26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9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94" draw:name="Shape4_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93" draw:name="Shape4_2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8"><draw:path text:anchor-type="paragraph" draw:z-index="296" draw:name="Shape1_1" draw:style-name="Mgr7" draw:text-style-name="MP38" svg:width="4.329cm" svg:height="2.238cm" svg:x="-1.8cm" svg:y="-8.982cm" svg:viewBox="0 0 4330 2239" svg:d="M0 2239l3984-288c209-15 363-167 345-342l-170-1609h-4159z"><text:p/></draw:path><draw:line text:anchor-type="paragraph" draw:z-index="297" draw:name="Shape3_13" draw:style-name="Mgr8" draw:text-style-name="MP16" svg:x1="15.337cm" svg:y1="0.36cm" svg:x2="20.496cm" svg:y2="0.36cm"><text:p/></draw:line><text:span text:style-name="MT84">Fractions</text:span> : <text:span text:style-name="MT84">Représentation géométrique</text:span></text:p>
      </style:header>
      <style:header-left>
        <text:p text:style-name="MP48"><draw:line text:anchor-type="paragraph" draw:z-index="298" draw:name="Shape3_21" draw:style-name="Mgr8" draw:text-style-name="MP16" svg:x1="15.337cm" svg:y1="0.36cm" svg:x2="20.496cm" svg:y2="0.36cm"><text:p/></draw:line><draw:path text:anchor-type="paragraph" draw:z-index="299" draw:name="Shape1_13" draw:style-name="Mgr7" draw:text-style-name="MP38" svg:width="4.329cm" svg:height="2.238cm" svg:x="-1.8cm" svg:y="-8.982cm" svg:viewBox="0 0 4330 2239" svg:d="M0 2239l3984-288c209-15 363-167 345-342l-170-1609h-4159z"><text:p/></draw:path><text:span text:style-name="MT84">Fractions</text:span> : <text:span text:style-name="MT84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9"><text:span text:style-name="MT79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01" draw:name="Shape4_2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00" draw:name="Shape4_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50"><draw:line text:anchor-type="paragraph" draw:z-index="303" draw:name="Shape3_5" draw:style-name="Mgr8" draw:text-style-name="MP16" svg:x1="18.701cm" svg:y1="0.36cm" svg:x2="20.497cm" svg:y2="0.36cm"><text:p/></draw:line><text:span text:style-name="MT85">Nombres entiers et décimaux</text:span> : <text:span text:style-name="MT85">Comparer, encadrer</text:span></text:p>
      </style:header>
      <style:header-left>
        <text:p text:style-name="MP50"><draw:line text:anchor-type="paragraph" draw:z-index="304" draw:name="Shape3_6" draw:style-name="Mgr8" draw:text-style-name="MP16" svg:x1="18.701cm" svg:y1="0.36cm" svg:x2="20.497cm" svg:y2="0.36cm"><text:p/></draw:line><text:span text:style-name="MT85">Nombres entiers et décimaux</text:span> : <text:span text:style-name="MT85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305" draw:name="Shape4_1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79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06" draw:name="Shape4_1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07" draw:name="Shape4_2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2"><draw:line text:anchor-type="paragraph" draw:z-index="309" draw:name="Shape3_2" draw:style-name="Mgr8" draw:text-style-name="MP16" svg:x1="16.083cm" svg:y1="0.383cm" svg:x2="20.496cm" svg:y2="0.36cm"><text:p/></draw:line>Nombres entiers et décimaux : Numération</text:p>
      </style:header>
      <style:header-left>
        <text:p text:style-name="MP52"><draw:line text:anchor-type="paragraph" draw:z-index="310" draw:name="Shape3_3" draw:style-name="Mgr9" draw:text-style-name="MP16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11" draw:name="Shape4_4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frame draw:style-name="Mfr1" draw:name="Frame1352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text:span text:style-name="MT79">N</text:span>ombres entiers et décimaux : numération</text:p></draw:text-box></draw:frame></text:p>
      </style:footer>
      <style:footer-left>
        <text:p text:style-name="MP2"><draw:g text:anchor-type="paragraph" draw:z-index="312" draw:name="Shape4_8" draw:style-name="Mgr1"><draw:path draw:style-name="Mgr3" draw:text-style-name="MP8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text:span text:style-name="MT79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14" draw:name="Shape4_7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13" draw:name="Shape4_11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9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4"><draw:line text:anchor-type="paragraph" draw:z-index="316" draw:name="Shape3_15" draw:style-name="Mgr8" draw:text-style-name="MP16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>
      <style:header-left>
        <text:p text:style-name="MP54"><draw:line text:anchor-type="paragraph" draw:z-index="317" draw:name="Shape3_19" draw:style-name="Mgr8" draw:text-style-name="MP16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18" draw:name="Shape4_15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59">N</text:span><text:span text:style-name="MT88">ombres entiers et décimaux : </text:span><text:span text:style-name="Character_5f_20_5f_style"><text:span text:style-name="MT86">×</text:span></text:span><text:span text:style-name="MT89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20" draw:name="Shape4_1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21" draw:name="Shape4_10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1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22" draw:name="Shape4_1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24" draw:name="Shape4_1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1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4"><draw:line text:anchor-type="paragraph" draw:z-index="325" draw:name="Shape3_22" draw:style-name="Mgr10" draw:text-style-name="MP16" svg:x1="16.575cm" svg:y1="0cm" svg:x2="19.073cm" svg:y2="0cm"><text:p/></draw:line><text:span text:style-name="MT77">Nombres entiers et décimaux : </text:span><text:span text:style-name="MT90">La droite graduée</text:span></text:p>
      </style:header>
      <style:header-left>
        <text:p text:style-name="MP54"><draw:line text:anchor-type="paragraph" draw:z-index="326" draw:name="Shape3_37" draw:style-name="Mgr8" draw:text-style-name="MP16" svg:x1="17.999cm" svg:y1="0.36cm" svg:x2="20.497cm" svg:y2="0.36cm"><text:p/></draw:line><text:span text:style-name="MT77">Nombres entiers et décimaux : </text:span><text:span text:style-name="MT90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7" draw:name="Shape4_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59">N</text:span><text:span text:style-name="MT88">ombres entiers et décimaux : </text:span><text:span text:style-name="MT91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23" draw:name="Shape4_1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59">N</text:span><text:span text:style-name="MT88">ombres entiers et décimaux : </text:span><text:span text:style-name="MT91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22" draw:name="Shape4_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23" draw:name="Shape4_7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9" draw:name="Shape4_7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0" draw:name="Shape4_67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9">calculer</text:span><text:span text:style-name="MT60"> : </text:span><text:span text:style-name="MT93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93">priorités opératoires</text:span></text:p></draw:text-box></draw:frame><draw:g text:anchor-type="paragraph" draw:z-index="231" draw:name="Shape4_69" draw:style-name="Mgr1"><draw:path draw:style-name="Mgr3" draw:text-style-name="MP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94">P</text:span>roportionnalité </text:p>
      </style:header>
      <style:header-left>
        <text:p text:style-name="_5f_Header_20_D_20_page_20_paire_20__28_G_29_"><text:span text:style-name="MT38"><text:tab/>Proportionnalité et pourcentage</text:span><text:span text:style-name="MT39"> </text:span>: <text:span text:style-name="MT38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draw:g text:anchor-type="paragraph" draw:z-index="201" draw:name="Shape4_73" draw:style-name="Mgr1"><draw:path draw:style-name="Mgr4" draw:text-style-name="MP26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3"><draw:g text:anchor-type="paragraph" draw:z-index="202" draw:name="Shape4_8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Proportionnalité et pourcentages : proportionalité</text:p></draw:text-box></draw:frame><draw:g text:anchor-type="paragraph" draw:z-index="204" draw:name="Shape4_22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: </text:p></draw:text-box></draw:frame><draw:g text:anchor-type="paragraph" draw:z-index="205" draw:name="Shape4_257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07" draw:name="Shape4_7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06" draw:name="Shape4_10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0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8" draw:name="Shape3_4" draw:style-name="Mgr5" draw:text-style-name="MP16" svg:x1="12.104cm" svg:y1="0.392cm" svg:x2="20.497cm" svg:y2="0.36cm"><text:p/></draw:line><text:span text:style-name="MT33">Périmètre</text:span> : <text:span text:style-name="MT95">Coder et calculer</text:span></text:p>
      </style:header>
      <style:header-left>
        <text:p text:style-name="_5f_Header_20_M_20_page_20_impaire_20__28_D_29_"><draw:line text:anchor-type="paragraph" draw:z-index="209" draw:name="Shape3_18" draw:style-name="Mgr5" draw:text-style-name="MP16" svg:x1="12.104cm" svg:y1="0.392cm" svg:x2="20.497cm" svg:y2="0.36cm"><text:p/></draw:line><text:span text:style-name="MT33">Périmètre</text:span> : <text:span text:style-name="MT95">Coder et calculer</text:span></text:p>
      </style:header-left>
      <style:footer>
        <text:p text:style-name="MP2"><draw:frame draw:style-name="Mfr1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3"><draw:g text:anchor-type="paragraph" draw:z-index="210" draw:name="Shape4_1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3">Périmètre : </text:span><text:span text:style-name="MT96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12">Conversions d’unités : longueurs</text:span></text:p>
      </style:header>
      <style:header-left>
        <text:p text:style-name="_5f_Header_20_N_20_page_20_impaire_20__28_D_29_"><text:s/><text:span text:style-name="MT12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longueurs</text:span><text:span text:style-name="MT6"> </text:span></text:p></draw:text-box></draw:frame><draw:g text:anchor-type="paragraph" draw:z-index="169" draw:name="Shape4_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70" draw:name="Shape4_12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Conversions d’unités : longueurs</text:p></draw:text-box></draw:frame><draw:g text:anchor-type="paragraph" draw:z-index="173" draw:name="Shape4_1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1" draw:name="Shape4_13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168" draw:name="Shape4_177" draw:style-name="Mgr1"><draw:path draw:style-name="Mgr3" draw:text-style-name="MP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4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5">
      <style:header>
        <text:p text:style-name="MP61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2" draw:name="Shape4_145" draw:style-name="Mgr1"><draw:path draw:style-name="Mgr3" draw:text-style-name="MP8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97">Volume</text:span><text:span text:style-name="MT6"> </text:span></text:p></draw:text-box></draw:frame></text:h>
      </style:footer>
      <style:footer-left>
        <text:p text:style-name="Footer"/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98">Aires </text:span>: <text:span text:style-name="MT98">problèmes <text:s text:c="4"/></text:span></text:h>
      </style:footer>
      <style:footer-left>
        <text:p text:style-name="MP6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69" draw:name="Shape4_15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70" draw:name="Shape4_1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15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63"><text:span text:style-name="MT1"><text:s text:c="15"/></text:span>Calculer une aire</text:p>
      </style:header>
      <style:footer>
        <text:p text:style-name="MP2"><draw:frame draw:style-name="Mfr1" draw:name="Frame362" text:anchor-type="paragraph" svg:y="-0.06cm" draw:z-index="64"><draw:text-box fo:min-height="0.499cm" fo:min-width="7.096cm"><draw:frame draw:style-name="Mfr2" draw:name="Frame363" text:anchor-type="frame" svg:x="0.45cm" svg:y="0.079cm" svg:width="0.817cm" draw:z-index="65"><draw:text-box fo:min-height="0.355cm"><text:p text:style-name="MP3"><draw:g text:anchor-type="paragraph" draw:z-index="66" draw:name="Shape4_16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205</text:page-number></text:p></draw:text-box></draw:frame><text:p text:style-name="MP64">Aires : Calculer une aire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95" draw:name="Shape4_1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92" draw:name="Shape4_16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9" draw:name="Shape4_16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65"><text:span text:style-name="MT33"><text:s text:c="15"/>A</text:span><text:span text:style-name="MT99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4" draw:name="Shape4_16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Problèmes d’Aires</text:p></draw:text-box></draw:frame></text:p>
      </style:footer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67"><text:span text:style-name="MT1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5" draw:name="Shape4_17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90" draw:name="Shape4_17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91" draw:name="Shape4_17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84" draw:name="Shape4_17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98" draw:name="Shape4_18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96" draw:name="Shape4_18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69"><text:span text:style-name="MT1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9" draw:name="Shape4_17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Aires : aires de triangles</text:p></draw:text-box></draw:frame></text:p>
      </style:footer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5" draw:name="Shape3_7" draw:style-name="Mgr11" draw:text-style-name="MP16" svg:x1="15.12cm" svg:y1="0.36cm" svg:x2="20.496cm" svg:y2="0.36cm"><text:p/></draw:line><text:s/><text:span text:style-name="MT100">Angles : </text:span>Angles : <text:span text:style-name="MT101">Comprendre la notion d’angle</text:span></text:p>
      </style:header>
      <style:header-left>
        <text:p text:style-name="MP71"><draw:line text:anchor-type="paragraph" draw:z-index="6" draw:name="Shape3_29" draw:style-name="Mgr11" draw:text-style-name="MP16" svg:x1="15.12cm" svg:y1="0.36cm" svg:x2="20.496cm" svg:y2="0.36cm"><text:p/></draw:line>Angles : <text:span text:style-name="MT101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02">Angles : </text:span><text:span text:style-name="MT104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5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73"><draw:line text:anchor-type="paragraph" draw:z-index="340" draw:name="Shape3_33" draw:style-name="Mgr11" draw:text-style-name="MP16" svg:x1="15.12cm" svg:y1="0.36cm" svg:x2="20.496cm" svg:y2="0.36cm"><text:p/></draw:line><text:s/><text:span text:style-name="MT106">Angles</text:span> : <text:span text:style-name="MT101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07">Angles</text:span><text:span text:style-name="MT6"> : </text:span><text:span text:style-name="MT107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1" draw:name="Shape3_35" draw:style-name="Mgr11" draw:text-style-name="MP16" svg:x1="11.344cm" svg:y1="0.358cm" svg:x2="20.497cm" svg:y2="0.36cm"><text:p/></draw:line><text:span text:style-name="MT108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39" draw:name="Shape4_1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38" draw:name="Shape4_18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8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_5f_Header_20_G_20_page_20_paire_20__28_G_29_"><draw:line text:anchor-type="paragraph" draw:z-index="336" draw:name="Shape3_30" draw:style-name="Mgr11" draw:text-style-name="MP16" svg:x1="11.435cm" svg:y1="0.388cm" svg:x2="20.496cm" svg:y2="0.36cm"><text:p/></draw:line><text:span text:style-name="MT109">Angles</text:span> : <text:span text:style-name="MT109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37" draw:name="Shape4_17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10">Angles </text:span><text:span text:style-name="MT6">: </text:span><text:span text:style-name="MT110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4" draw:name="Shape3_31" draw:style-name="Mgr11" draw:text-style-name="MP1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3" draw:name="Shape3_32" draw:style-name="Mgr11" draw:text-style-name="MP1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31" draw:name="Shape4_18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32" draw:name="Shape4_18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1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9" draw:name="Shape3_34" draw:style-name="Mgr11" draw:text-style-name="MP16" svg:x1="15.448cm" svg:y1="0.365cm" svg:x2="20.496cm" svg:y2="0.36cm"><text:p/></draw:line><text:span text:style-name="MT112">Angles</text:span><text:span text:style-name="MT113"> : </text:span><text:span text:style-name="MT114">Calculer des mesures d’angle</text:span></text:p>
      </style:header>
      <style:header-left>
        <text:p text:style-name="_5f_Header_20_G_20_page_20_paire_20__28_G_29_"><draw:line text:anchor-type="paragraph" draw:z-index="330" draw:name="Shape3_36" draw:style-name="Mgr11" draw:text-style-name="MP16" svg:x1="15.448cm" svg:y1="0.365cm" svg:x2="20.496cm" svg:y2="0.36cm"><text:p/></draw:line><text:span text:style-name="MT112">Angles : </text:span><text:span text:style-name="MT114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5">Calculer des </text:span><text:span text:style-name="MT111">Mesure</text:span><text:span text:style-name="MT115">s</text:span><text:span text:style-name="MT111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6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75"><draw:line text:anchor-type="paragraph" draw:z-index="261" draw:name="Shape3_39" draw:style-name="Mgr8" draw:text-style-name="MP16" svg:x1="10.308cm" svg:y1="0.388cm" svg:x2="20.496cm" svg:y2="0.36cm"><text:p/></draw:line><draw:path text:anchor-type="paragraph" draw:z-index="262" draw:name="Shape1_12" draw:style-name="Mgr7" draw:text-style-name="MP38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63" draw:name="Shape4_25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79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35" draw:name="Shape4_8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32" draw:name="Shape4_2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9" draw:name="Shape4_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36" draw:name="Shape4_216" draw:style-name="Mgr1"><draw:path draw:style-name="Mgr6" draw:text-style-name="MP22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33" draw:name="Shape4_21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31" draw:name="Shape4_21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32" draw:name="Shape4_21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29" draw:name="Shape4_211" draw:style-name="Mgr1"><draw:path draw:style-name="Mgr6" draw:text-style-name="MP22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7">coder</text:span></text:p></draw:text-box></draw:frame><draw:g text:anchor-type="paragraph" draw:z-index="130" draw:name="Shape4_212" draw:style-name="Mgr1"><draw:path draw:style-name="Mgr6" draw:text-style-name="MP22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header-left>
        <text:p text:style-name="MP78"><text:span text:style-name="MT122">Géométrie plane</text:span><text:span text:style-name="MT123"> : </text:span><text:span text:style-name="MT124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27" draw:name="Shape4_209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28" draw:name="Shape4_21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>
      <style:footer>
        <text:p text:style-name="MP2"><draw:frame draw:style-name="Mfr1" draw:name="Frame2091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3"><draw:g text:anchor-type="paragraph" draw:z-index="125" draw:name="Shape4_20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69">Parallèles, perpendiculaires, </text:span><text:span text:style-name="MT70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draw:g text:anchor-type="paragraph" draw:z-index="126" draw:name="Shape4_206" draw:style-name="Mgr1"><draw:path draw:style-name="Mgr6" draw:text-style-name="MP22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1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23" draw:name="Shape4_205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1" text:anchor-type="paragraph" svg:y="-0.06cm" draw:z-index="0"><draw:text-box fo:min-height="0.499cm" fo:min-width="3cm"><draw:frame draw:style-name="Mfr2" draw:name="Frame20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24" draw:name="Shape4_15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6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1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1" draw:name="Shape4_15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2" draw:name="Shape4_15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19" draw:name="Shape4_149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20" draw:name="Shape4_15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64">Géométrie plane</text:span> : <text:span text:style-name="MT64">Points, droites </text:span><text:span text:style-name="MT135">et cercles</text:span></text:p>
      </style:header>
      <style:footer>
        <text:p text:style-name="MP6"><draw:frame draw:style-name="Mfr1" draw:name="Frame1631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7" draw:name="Shape4_20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Géométrie plane : points, droites <text:span text:style-name="MT136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8" draw:name="Shape4_203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15" draw:name="Shape4_200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16" draw:name="Shape4_201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7"><text:span text:style-name="MT5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3" draw:name="Shape4_19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4" draw:name="Shape4_19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">Repères du plan : Se </text:span><text:span text:style-name="MT140">déplacer</text:span></text:p></draw:text-box></draw:frame><draw:g text:anchor-type="paragraph" draw:z-index="111" draw:name="Shape4_192" draw:style-name="Mgr1"><draw:path draw:style-name="Mgr6" draw:text-style-name="MP22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6">Repères du plan : se </text:span><text:span text:style-name="MT140">déplacer</text:span></text:p></draw:text-box></draw:frame><draw:g text:anchor-type="paragraph" draw:z-index="112" draw:name="Shape4_193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7"><text:span text:style-name="MT5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09" draw:name="Shape4_19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0" draw:name="Shape4_19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5">R</text:span>epères du plan : Se repérer</text:p>
      </style:header>
      <style:header-left>
        <text:p text:style-name="_5f_Header_20_G_20_page_20_paire_20__28_G_29_"><text:span text:style-name="MT45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Repères du plan : Se repérer</text:p></draw:text-box></draw:frame><draw:g text:anchor-type="paragraph" draw:z-index="107" draw:name="Shape4_117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Repères du plan : se repérer</text:p></draw:text-box></draw:frame><draw:g text:anchor-type="paragraph" draw:z-index="108" draw:name="Shape4_189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86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3" draw:name="Shape4_17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8"><draw:line text:anchor-type="paragraph" draw:z-index="104" draw:name="Shape7_8" draw:style-name="Mgr5" draw:text-style-name="MP16" svg:x1="9.042cm" svg:y1="0.36cm" svg:x2="20.461cm" svg:y2="0.36cm"><text:p/></draw:line><draw:path text:anchor-type="paragraph" draw:z-index="105" draw:name="Shape5_1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106" draw:name="Shape6_2" draw:style-name="Mgr13" draw:text-style-name="MP90" svg:width="2.703cm" svg:height="0.715cm" draw:transform="rotate (0.0872664625997165) translate (-0.172861111111111cm 0.218722222222222cm)"><draw:text-box><text:p text:style-name="MP16"><text:span text:style-name="MT142">Série 1</text:span></text:p></draw:text-box></draw:frame>T<text:span text:style-name="MT143">itre de la série</text:span></text:p>
      </style:header>
      <style:header-left>
        <text:p text:style-name="MP88"><draw:line text:anchor-type="paragraph" draw:z-index="100" draw:name="Shape7_9" draw:style-name="Mgr5" draw:text-style-name="MP16" svg:x1="9.042cm" svg:y1="0.36cm" svg:x2="20.461cm" svg:y2="0.36cm"><text:p/></draw:line><draw:path text:anchor-type="paragraph" draw:z-index="101" draw:name="Shape5_2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102" draw:name="Shape6_5" draw:style-name="Mgr13" draw:text-style-name="MP90" svg:width="2.703cm" svg:height="0.715cm" draw:transform="rotate (0.0872664625997165) translate (-0.172861111111111cm 0.218722222222222cm)"><draw:text-box><text:p text:style-name="MP16"><text:span text:style-name="MT142">Série 1</text:span></text:p></draw:text-box></draw:frame>T<text:span text:style-name="MT143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97" draw:name="Shape8_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8"><draw:path text:anchor-type="paragraph" draw:z-index="86" draw:name="Shape5_3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87" draw:name="Shape6_3" draw:style-name="Mgr13" draw:text-style-name="MP90" svg:width="2.703cm" svg:height="0.715cm" draw:transform="rotate (0.0872664625997165) translate (-0.172861111111111cm 0.218722222222222cm)"><draw:text-box><text:p text:style-name="MP16"><text:span text:style-name="MT142">Série 1</text:span></text:p></draw:text-box></draw:frame><draw:line text:anchor-type="paragraph" draw:z-index="88" draw:name="Shape7_6" draw:style-name="Mgr5" draw:text-style-name="MP16" svg:x1="9.042cm" svg:y1="0.36cm" svg:x2="20.461cm" svg:y2="0.36cm"><text:p/></draw:line>T<text:span text:style-name="MT143">itre de la série</text:span></text:p>
      </style:header>
      <style:header-left>
        <text:p text:style-name="MP88"><draw:path text:anchor-type="paragraph" draw:z-index="81" draw:name="Shape5_4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82" draw:name="Shape6_4" draw:style-name="Mgr13" draw:text-style-name="MP90" svg:width="2.703cm" svg:height="0.715cm" draw:transform="rotate (0.0872664625997165) translate (-0.172861111111111cm 0.218722222222222cm)"><draw:text-box><text:p text:style-name="MP16"><text:span text:style-name="MT142">Série 1</text:span></text:p></draw:text-box></draw:frame><draw:line text:anchor-type="paragraph" draw:z-index="83" draw:name="Shape7_3" draw:style-name="Mgr5" draw:text-style-name="MP16" svg:x1="9.042cm" svg:y1="0.36cm" svg:x2="20.461cm" svg:y2="0.36cm"><text:p/></draw:line>T<text:span text:style-name="MT143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8" draw:name="Shape8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5">Volumes : </text:span><text:span text:style-name="MT146">Calculs et conversions</text:span></text:p>
      </style:header>
      <style:header-left>
        <text:p text:style-name="_5f_Header_20_M_20_page_20_paire_20__28_G_29_"><text:span text:style-name="MT145">Volumes : </text:span><text:span text:style-name="MT146">Calculs et conversions</text:span></text:p>
      </style:header-left>
      <style:footer>
        <text:list xml:id="list3322652128" text:style-name="_5f_Numérotation_20_des_20_exercices">
          <text:list-item>
            <text:list>
              <text:list-item>
                <text:p text:style-name="MP91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80" draw:name="Shape4_174" draw:style-name="Mgr1"><draw:path draw:style-name="Mgr2" draw:text-style-name="MP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1735759531670" text:continue-numbering="true" text:style-name="_5f_Numérotation_20_des_20_exercices">
          <text:list-item>
            <text:list>
              <text:list-item>
                <text:p text:style-name="MP91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79" draw:name="Shape4_175" draw:style-name="Mgr1"><draw:path draw:style-name="Mgr2" draw:text-style-name="MP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76" draw:name="Shape4_196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77" draw:name="Shape4_197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2"><text:span text:style-name="MT64">Géométrie plane</text:span> : <text:span text:style-name="MT148">D</text:span><text:span text:style-name="MT64">roites, </text:span><text:span text:style-name="MT149">demi-droites </text:span><text:span text:style-name="MT150">&amp; </text:span><text:span text:style-name="MT149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74" draw:name="Shape4_198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68">droites, </text:span><text:span text:style-name="MT151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5" draw:name="Shape4_19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droites, </text:span><text:span text:style-name="MT151">DEMI-droites et segments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62" draw:name="Shape10_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63" draw:name="Shape10_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0" draw:name="Shape4_208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1" draw:name="Shape4_20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line text:anchor-type="paragraph" draw:z-index="56" draw:name="Shape9_1" draw:style-name="Mgr11" draw:text-style-name="MP16" svg:x1="11.559cm" svg:y1="0.36cm" svg:x2="20.5cm" svg:y2="0.36cm"><text:p/></draw:line><draw:frame text:anchor-type="paragraph" draw:z-index="57" draw:name="Shape8_6" draw:style-name="Mgr13" draw:text-style-name="MP90" svg:width="2.703cm" svg:height="0.715cm" draw:transform="rotate (0.0872664625997165) translate (-0.172861111111111cm 0.218722222222222cm)"><draw:text-box><text:p text:style-name="MP16"><text:span text:style-name="MT142">Série 1</text:span></text:p></draw:text-box></draw:frame><draw:path text:anchor-type="paragraph" draw:z-index="58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9" draw:name="Shape10_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55" draw:name="Shape4_21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4" draw:name="Shape4_218" draw:style-name="Mgr1"><draw:path draw:style-name="Mgr6" draw:text-style-name="MP22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52" draw:name="Shape4_22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3" draw:name="Shape4_21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50" draw:name="Shape10_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51" draw:name="Shape10_3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9" draw:name="Shape4_22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47" draw:name="Shape4_25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48" draw:name="Shape4_256" draw:style-name="Mgr1"><draw:path draw:style-name="Mgr6" draw:text-style-name="MP22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header-left>
        <text:p text:style-name="MP80"><text:span text:style-name="MT133">S</text:span><text:span text:style-name="MT134">olides</text:span> : <text:span text:style-name="MT133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45" draw:name="Shape4_225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46" draw:name="Shape4_25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43" draw:name="Shape4_22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44" draw:name="Shape4_253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69">Patrons</text:span></text:p>
      </style:header>
      <style:header-left>
        <text:p text:style-name="_5f_Header_20_G_20_page_20_paire_20__28_G_29_"><text:span text:style-name="MT133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<text:span text:style-name="MT170">patrons</text:span></text:p></draw:text-box></draw:frame><draw:g text:anchor-type="paragraph" draw:z-index="41" draw:name="Shape4_22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2" draw:name="Shape4_252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39" draw:name="Shape4_22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40" draw:name="Shape4_25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37" draw:name="Shape4_249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38" draw:name="Shape4_25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5" draw:name="Shape4_247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6" draw:name="Shape4_248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33" draw:name="Shape4_24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34" draw:name="Shape4_246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1" draw:name="Shape4_24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2" draw:name="Shape4_24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9" draw:name="Shape4_24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6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30" draw:name="Shape4_24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9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7" draw:name="Shape4_226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28" draw:name="Shape4_24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5">S</text:span><text:span text:style-name="MT6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5" draw:name="Shape4_238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5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26" draw:name="Shape4_23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3" draw:name="Shape4_236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4" draw:name="Shape4_237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7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67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21" draw:name="Shape4_23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5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22" draw:name="Shape4_23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9" draw:name="Shape4_232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0" draw:name="Shape4_233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5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17" draw:name="Shape4_23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5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8" draw:name="Shape4_23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5" draw:name="Shape4_228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6" draw:name="Shape4_229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5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3" draw:name="Shape4_4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5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4" draw:name="Shape4_22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7" draw:name="Shape3_1" draw:style-name="Mgr15" draw:text-style-name="MP16" svg:x1="10.893cm" svg:y1="0.403cm" svg:x2="20.503cm" svg:y2="0.327cm"><text:p/></draw:line><draw:path text:anchor-type="char" draw:z-index="8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1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0" draw:name="Shape3_38" draw:style-name="Mgr15" draw:text-style-name="MP16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9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Résoudre des problèmes</text:p></draw:text-box></draw:frame><draw:g text:anchor-type="paragraph" draw:z-index="12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5H24M28S</meta:editing-duration>
    <meta:editing-cycles>201</meta:editing-cycles>
    <meta:generator>LibreOffice/7.1.1.2$Windows_X86_64 LibreOffice_project/fe0b08f4af1bacafe4c7ecc87ce55bb426164676</meta:generator>
    <dc:date>2021-07-14T13:17:32.283000000</dc:date>
    <meta:document-statistic meta:table-count="3" meta:image-count="0" meta:object-count="0" meta:page-count="1" meta:paragraph-count="802" meta:word-count="2774" meta:character-count="18362" meta:non-whitespace-character-count="16007"/>
    <meta:template xlink:type="simple" xlink:actuate="onRequest" xlink:title="lycee_v3" xlink:href="../../fichiers%20définitifs/Modele_cahier.ott" meta:date="2021-07-09T13:45:32.011278978"/>
  </office:meta>
</office:document-meta>
</file>